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shapes>
          <draw:frame draw:z-index="0" draw:style-name="gr1" draw:text-style-name="P1" svg:width="680.8pt" svg:height="420.92pt" svg:x="44.11pt" svg:y="326.01pt">
            <draw:object draw:notify-on-update-of-ranges="metrics.A3:metrics.CW3 metrics.A4:metrics.CW4 metrics.A10:metrics.CW10 metrics.A16:metrics.CW16 metrics.A22:metrics.CW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98"/>
        </table:table-row>
        <table:table-row table:style-name="ro1">
          <table:table-cell office:value-type="float" office:value="2700.7681684494" calcext:value-type="float">
            <text:p>2700.7681684494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10.3" calcext:value-type="float">
            <text:p>10.3</text:p>
          </table:table-cell>
          <table:table-cell office:value-type="float" office:value="9.1" calcext:value-type="float">
            <text:p>9.1</text:p>
          </table:table-cell>
          <table:table-cell office:value-type="float" office:value="9.9" calcext:value-type="float">
            <text:p>9.9</text:p>
          </table:table-cell>
          <table:table-cell office:value-type="float" office:value="15.6" calcext:value-type="float">
            <text:p>15.6</text:p>
          </table:table-cell>
          <table:table-cell office:value-type="float" office:value="23.1" calcext:value-type="float">
            <text:p>23.1</text:p>
          </table:table-cell>
          <table:table-cell office:value-type="float" office:value="15.8" calcext:value-type="float">
            <text:p>15.8</text:p>
          </table:table-cell>
          <table:table-cell office:value-type="float" office:value="16.7" calcext:value-type="float">
            <text:p>16.7</text:p>
          </table:table-cell>
          <table:table-cell office:value-type="float" office:value="13.8" calcext:value-type="float">
            <text:p>13.8</text:p>
          </table:table-cell>
          <table:table-cell office:value-type="float" office:value="18.2" calcext:value-type="float">
            <text:p>18.2</text:p>
          </table:table-cell>
          <table:table-cell office:value-type="float" office:value="16.2" calcext:value-type="float">
            <text:p>16.2</text:p>
          </table:table-cell>
          <table:table-cell office:value-type="float" office:value="19.3" calcext:value-type="float">
            <text:p>19.3</text:p>
          </table:table-cell>
          <table:table-cell office:value-type="float" office:value="23.2" calcext:value-type="float">
            <text:p>23.2</text:p>
          </table:table-cell>
          <table:table-cell office:value-type="float" office:value="23.7" calcext:value-type="float">
            <text:p>23.7</text:p>
          </table:table-cell>
          <table:table-cell office:value-type="float" office:value="22.4" calcext:value-type="float">
            <text:p>22.4</text:p>
          </table:table-cell>
          <table:table-cell office:value-type="float" office:value="34.1" calcext:value-type="float">
            <text:p>34.1</text:p>
          </table:table-cell>
          <table:table-cell office:value-type="float" office:value="21.5" calcext:value-type="float">
            <text:p>21.5</text:p>
          </table:table-cell>
          <table:table-cell office:value-type="float" office:value="33.1" calcext:value-type="float">
            <text:p>33.1</text:p>
          </table:table-cell>
          <table:table-cell office:value-type="float" office:value="30" calcext:value-type="float">
            <text:p>30</text:p>
          </table:table-cell>
          <table:table-cell office:value-type="float" office:value="21.1" calcext:value-type="float">
            <text:p>21.1</text:p>
          </table:table-cell>
          <table:table-cell office:value-type="float" office:value="28.9" calcext:value-type="float">
            <text:p>28.9</text:p>
          </table:table-cell>
          <table:table-cell office:value-type="float" office:value="41.7" calcext:value-type="float">
            <text:p>41.7</text:p>
          </table:table-cell>
          <table:table-cell office:value-type="float" office:value="28.9" calcext:value-type="float">
            <text:p>28.9</text:p>
          </table:table-cell>
          <table:table-cell office:value-type="float" office:value="33.9" calcext:value-type="float">
            <text:p>33.9</text:p>
          </table:table-cell>
          <table:table-cell office:value-type="float" office:value="35.5" calcext:value-type="float">
            <text:p>35.5</text:p>
          </table:table-cell>
          <table:table-cell office:value-type="float" office:value="52.8" calcext:value-type="float">
            <text:p>52.8</text:p>
          </table:table-cell>
          <table:table-cell office:value-type="float" office:value="61.7" calcext:value-type="float">
            <text:p>61.7</text:p>
          </table:table-cell>
          <table:table-cell office:value-type="float" office:value="66.1" calcext:value-type="float">
            <text:p>66.1</text:p>
          </table:table-cell>
          <table:table-cell office:value-type="float" office:value="35.6" calcext:value-type="float">
            <text:p>35.6</text:p>
          </table:table-cell>
          <table:table-cell office:value-type="float" office:value="168.4" calcext:value-type="float">
            <text:p>168.4</text:p>
          </table:table-cell>
          <table:table-cell office:value-type="float" office:value="194.9" calcext:value-type="float">
            <text:p>194.9</text:p>
          </table:table-cell>
          <table:table-cell office:value-type="float" office:value="137.1" calcext:value-type="float">
            <text:p>137.1</text:p>
          </table:table-cell>
          <table:table-cell office:value-type="float" office:value="100.7" calcext:value-type="float">
            <text:p>100.7</text:p>
          </table:table-cell>
          <table:table-cell office:value-type="float" office:value="80.1" calcext:value-type="float">
            <text:p>80.1</text:p>
          </table:table-cell>
          <table:table-cell office:value-type="float" office:value="99.8" calcext:value-type="float">
            <text:p>99.8</text:p>
          </table:table-cell>
          <table:table-cell office:value-type="float" office:value="108.4" calcext:value-type="float">
            <text:p>108.4</text:p>
          </table:table-cell>
          <table:table-cell office:value-type="float" office:value="145.8" calcext:value-type="float">
            <text:p>145.8</text:p>
          </table:table-cell>
          <table:table-cell office:value-type="float" office:value="117.9" calcext:value-type="float">
            <text:p>117.9</text:p>
          </table:table-cell>
          <table:table-cell office:value-type="float" office:value="108.2" calcext:value-type="float">
            <text:p>108.2</text:p>
          </table:table-cell>
          <table:table-cell office:value-type="float" office:value="152.9" calcext:value-type="float">
            <text:p>152.9</text:p>
          </table:table-cell>
          <table:table-cell office:value-type="float" office:value="154.8" calcext:value-type="float">
            <text:p>154.8</text:p>
          </table:table-cell>
          <table:table-cell office:value-type="float" office:value="143.8" calcext:value-type="float">
            <text:p>143.8</text:p>
          </table:table-cell>
          <table:table-cell office:value-type="float" office:value="173.9" calcext:value-type="float">
            <text:p>173.9</text:p>
          </table:table-cell>
          <table:table-cell office:value-type="float" office:value="149.9" calcext:value-type="float">
            <text:p>149.9</text:p>
          </table:table-cell>
          <table:table-cell office:value-type="float" office:value="183.8" calcext:value-type="float">
            <text:p>183.8</text:p>
          </table:table-cell>
          <table:table-cell office:value-type="float" office:value="180.7" calcext:value-type="float">
            <text:p>180.7</text:p>
          </table:table-cell>
          <table:table-cell office:value-type="float" office:value="191.8" calcext:value-type="float">
            <text:p>191.8</text:p>
          </table:table-cell>
          <table:table-cell office:value-type="float" office:value="179.6" calcext:value-type="float">
            <text:p>179.6</text:p>
          </table:table-cell>
          <table:table-cell office:value-type="float" office:value="191.5" calcext:value-type="float">
            <text:p>191.5</text:p>
          </table:table-cell>
          <table:table-cell office:value-type="float" office:value="187.2" calcext:value-type="float">
            <text:p>187.2</text:p>
          </table:table-cell>
          <table:table-cell office:value-type="float" office:value="179.8" calcext:value-type="float">
            <text:p>179.8</text:p>
          </table:table-cell>
          <table:table-cell office:value-type="float" office:value="187.1" calcext:value-type="float">
            <text:p>187.1</text:p>
          </table:table-cell>
          <table:table-cell office:value-type="float" office:value="178.6" calcext:value-type="float">
            <text:p>178.6</text:p>
          </table:table-cell>
          <table:table-cell office:value-type="float" office:value="197.5" calcext:value-type="float">
            <text:p>197.5</text:p>
          </table:table-cell>
          <table:table-cell office:value-type="float" office:value="147.9" calcext:value-type="float">
            <text:p>147.9</text:p>
          </table:table-cell>
          <table:table-cell office:value-type="float" office:value="192.8" calcext:value-type="float">
            <text:p>192.8</text:p>
          </table:table-cell>
          <table:table-cell office:value-type="float" office:value="190.5" calcext:value-type="float">
            <text:p>190.5</text:p>
          </table:table-cell>
          <table:table-cell office:value-type="float" office:value="195.2" calcext:value-type="float">
            <text:p>195.2</text:p>
          </table:table-cell>
          <table:table-cell office:value-type="float" office:value="199.9" calcext:value-type="float">
            <text:p>199.9</text:p>
          </table:table-cell>
          <table:table-cell office:value-type="float" office:value="198.6" calcext:value-type="float">
            <text:p>198.6</text:p>
          </table:table-cell>
          <table:table-cell office:value-type="float" office:value="197.5" calcext:value-type="float">
            <text:p>197.5</text:p>
          </table:table-cell>
          <table:table-cell office:value-type="float" office:value="198.1" calcext:value-type="float">
            <text:p>198.1</text:p>
          </table:table-cell>
          <table:table-cell office:value-type="float" office:value="200" calcext:value-type="float">
            <text:p>200</text:p>
          </table:table-cell>
          <table:table-cell office:value-type="float" office:value="193.7" calcext:value-type="float">
            <text:p>193.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7.7" calcext:value-type="float">
            <text:p>197.7</text:p>
          </table:table-cell>
          <table:table-cell office:value-type="float" office:value="200" calcext:value-type="float">
            <text:p>200</text:p>
          </table:table-cell>
          <table:table-cell office:value-type="float" office:value="199.3" calcext:value-type="float">
            <text:p>199.3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99.7" calcext:value-type="float">
            <text:p>199.7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9.8" calcext:value-type="float">
            <text:p>199.8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99.9" calcext:value-type="float">
            <text:p>199.9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.5232230424881" calcext:value-type="float">
            <text:p>1.5232230424881</text:p>
          </table:table-cell>
          <table:table-cell office:value-type="float" office:value="0.596287429332733" calcext:value-type="float">
            <text:p>0.596287429332733</text:p>
          </table:table-cell>
          <table:table-cell office:value-type="float" office:value="0.635458528995514" calcext:value-type="float">
            <text:p>0.635458528995514</text:p>
          </table:table-cell>
          <table:table-cell office:value-type="float" office:value="0.528178215026856" calcext:value-type="float">
            <text:p>0.528178215026856</text:p>
          </table:table-cell>
          <table:table-cell office:value-type="float" office:value="0.631494045257568" calcext:value-type="float">
            <text:p>0.631494045257568</text:p>
          </table:table-cell>
          <table:table-cell office:value-type="float" office:value="0.480288922786713" calcext:value-type="float">
            <text:p>0.480288922786713</text:p>
          </table:table-cell>
          <table:table-cell office:value-type="float" office:value="0.565613985061646" calcext:value-type="float">
            <text:p>0.565613985061646</text:p>
          </table:table-cell>
          <table:table-cell office:value-type="float" office:value="0.514873087406158" calcext:value-type="float">
            <text:p>0.514873087406158</text:p>
          </table:table-cell>
          <table:table-cell office:value-type="float" office:value="0.365581333637238" calcext:value-type="float">
            <text:p>0.365581333637238</text:p>
          </table:table-cell>
          <table:table-cell office:value-type="float" office:value="0.440311908721924" calcext:value-type="float">
            <text:p>0.440311908721924</text:p>
          </table:table-cell>
          <table:table-cell office:value-type="float" office:value="0.478829264640808" calcext:value-type="float">
            <text:p>0.478829264640808</text:p>
          </table:table-cell>
          <table:table-cell office:value-type="float" office:value="0.404813230037689" calcext:value-type="float">
            <text:p>0.404813230037689</text:p>
          </table:table-cell>
          <table:table-cell office:value-type="float" office:value="0.32687246799469" calcext:value-type="float">
            <text:p>0.32687246799469</text:p>
          </table:table-cell>
          <table:table-cell office:value-type="float" office:value="0.352426022291184" calcext:value-type="float">
            <text:p>0.352426022291184</text:p>
          </table:table-cell>
          <table:table-cell office:value-type="float" office:value="0.2841637134552" calcext:value-type="float">
            <text:p>0.2841637134552</text:p>
          </table:table-cell>
          <table:table-cell office:value-type="float" office:value="0.277367919683456" calcext:value-type="float">
            <text:p>0.277367919683456</text:p>
          </table:table-cell>
          <table:table-cell office:value-type="float" office:value="0.164033785462379" calcext:value-type="float">
            <text:p>0.164033785462379</text:p>
          </table:table-cell>
          <table:table-cell office:value-type="float" office:value="0.317003518342972" calcext:value-type="float">
            <text:p>0.317003518342972</text:p>
          </table:table-cell>
          <table:table-cell office:value-type="float" office:value="0.216122150421143" calcext:value-type="float">
            <text:p>0.216122150421143</text:p>
          </table:table-cell>
          <table:table-cell office:value-type="float" office:value="0.336170732975006" calcext:value-type="float">
            <text:p>0.336170732975006</text:p>
          </table:table-cell>
          <table:table-cell office:value-type="float" office:value="0.172534108161926" calcext:value-type="float">
            <text:p>0.172534108161926</text:p>
          </table:table-cell>
          <table:table-cell office:value-type="float" office:value="0.372264206409454" calcext:value-type="float">
            <text:p>0.372264206409454</text:p>
          </table:table-cell>
          <table:table-cell office:value-type="float" office:value="0.130222395062447" calcext:value-type="float">
            <text:p>0.130222395062447</text:p>
          </table:table-cell>
          <table:table-cell office:value-type="float" office:value="0.244872450828552" calcext:value-type="float">
            <text:p>0.244872450828552</text:p>
          </table:table-cell>
          <table:table-cell office:value-type="float" office:value="0.174229726195335" calcext:value-type="float">
            <text:p>0.174229726195335</text:p>
          </table:table-cell>
          <table:table-cell office:value-type="float" office:value="0.15160559117794" calcext:value-type="float">
            <text:p>0.15160559117794</text:p>
          </table:table-cell>
          <table:table-cell office:value-type="float" office:value="0.246377557516098" calcext:value-type="float">
            <text:p>0.246377557516098</text:p>
          </table:table-cell>
          <table:table-cell office:value-type="float" office:value="0.266001462936401" calcext:value-type="float">
            <text:p>0.266001462936401</text:p>
          </table:table-cell>
          <table:table-cell office:value-type="float" office:value="0.185810834169388" calcext:value-type="float">
            <text:p>0.185810834169388</text:p>
          </table:table-cell>
          <table:table-cell office:value-type="float" office:value="0.232136517763138" calcext:value-type="float">
            <text:p>0.232136517763138</text:p>
          </table:table-cell>
          <table:table-cell office:value-type="float" office:value="0.263518214225769" calcext:value-type="float">
            <text:p>0.263518214225769</text:p>
          </table:table-cell>
          <table:table-cell office:value-type="float" office:value="0.187803819775581" calcext:value-type="float">
            <text:p>0.187803819775581</text:p>
          </table:table-cell>
          <table:table-cell office:value-type="float" office:value="0.171764940023422" calcext:value-type="float">
            <text:p>0.171764940023422</text:p>
          </table:table-cell>
          <table:table-cell office:value-type="float" office:value="0.214939311146736" calcext:value-type="float">
            <text:p>0.214939311146736</text:p>
          </table:table-cell>
          <table:table-cell office:value-type="float" office:value="0.315540432929993" calcext:value-type="float">
            <text:p>0.315540432929993</text:p>
          </table:table-cell>
          <table:table-cell office:value-type="float" office:value="0.189554542303085" calcext:value-type="float">
            <text:p>0.189554542303085</text:p>
          </table:table-cell>
          <table:table-cell office:value-type="float" office:value="0.155265763401985" calcext:value-type="float">
            <text:p>0.155265763401985</text:p>
          </table:table-cell>
          <table:table-cell office:value-type="float" office:value="0.170167297124863" calcext:value-type="float">
            <text:p>0.170167297124863</text:p>
          </table:table-cell>
          <table:table-cell office:value-type="float" office:value="0.270227551460266" calcext:value-type="float">
            <text:p>0.270227551460266</text:p>
          </table:table-cell>
          <table:table-cell office:value-type="float" office:value="0.148295402526856" calcext:value-type="float">
            <text:p>0.148295402526856</text:p>
          </table:table-cell>
          <table:table-cell office:value-type="float" office:value="0.153848469257355" calcext:value-type="float">
            <text:p>0.153848469257355</text:p>
          </table:table-cell>
          <table:table-cell office:value-type="float" office:value="0.288861513137817" calcext:value-type="float">
            <text:p>0.288861513137817</text:p>
          </table:table-cell>
          <table:table-cell office:value-type="float" office:value="0.236298829317093" calcext:value-type="float">
            <text:p>0.236298829317093</text:p>
          </table:table-cell>
          <table:table-cell office:value-type="float" office:value="0.138300329446793" calcext:value-type="float">
            <text:p>0.138300329446793</text:p>
          </table:table-cell>
          <table:table-cell office:value-type="float" office:value="0.15880323946476" calcext:value-type="float">
            <text:p>0.15880323946476</text:p>
          </table:table-cell>
          <table:table-cell office:value-type="float" office:value="0.162631332874298" calcext:value-type="float">
            <text:p>0.162631332874298</text:p>
          </table:table-cell>
          <table:table-cell office:value-type="float" office:value="0.142713397741318" calcext:value-type="float">
            <text:p>0.142713397741318</text:p>
          </table:table-cell>
          <table:table-cell office:value-type="float" office:value="0.220512419939041" calcext:value-type="float">
            <text:p>0.220512419939041</text:p>
          </table:table-cell>
          <table:table-cell office:value-type="float" office:value="0.153304532170296" calcext:value-type="float">
            <text:p>0.153304532170296</text:p>
          </table:table-cell>
          <table:table-cell office:value-type="float" office:value="0.155333340167999" calcext:value-type="float">
            <text:p>0.155333340167999</text:p>
          </table:table-cell>
          <table:table-cell office:value-type="float" office:value="0.15161719918251" calcext:value-type="float">
            <text:p>0.15161719918251</text:p>
          </table:table-cell>
          <table:table-cell office:value-type="float" office:value="0.250082045793533" calcext:value-type="float">
            <text:p>0.250082045793533</text:p>
          </table:table-cell>
          <table:table-cell office:value-type="float" office:value="0.228023156523705" calcext:value-type="float">
            <text:p>0.228023156523705</text:p>
          </table:table-cell>
          <table:table-cell office:value-type="float" office:value="0.209969967603683" calcext:value-type="float">
            <text:p>0.209969967603683</text:p>
          </table:table-cell>
          <table:table-cell office:value-type="float" office:value="0.111687920987606" calcext:value-type="float">
            <text:p>0.111687920987606</text:p>
          </table:table-cell>
          <table:table-cell office:value-type="float" office:value="0.209954559803009" calcext:value-type="float">
            <text:p>0.209954559803009</text:p>
          </table:table-cell>
          <table:table-cell office:value-type="float" office:value="0.281192004680634" calcext:value-type="float">
            <text:p>0.281192004680634</text:p>
          </table:table-cell>
          <table:table-cell office:value-type="float" office:value="0.19960267841816" calcext:value-type="float">
            <text:p>0.19960267841816</text:p>
          </table:table-cell>
          <table:table-cell office:value-type="float" office:value="0.161185741424561" calcext:value-type="float">
            <text:p>0.161185741424561</text:p>
          </table:table-cell>
          <table:table-cell office:value-type="float" office:value="0.124216742813587" calcext:value-type="float">
            <text:p>0.124216742813587</text:p>
          </table:table-cell>
          <table:table-cell office:value-type="float" office:value="0.151008158922195" calcext:value-type="float">
            <text:p>0.151008158922195</text:p>
          </table:table-cell>
          <table:table-cell office:value-type="float" office:value="0.105833306908607" calcext:value-type="float">
            <text:p>0.105833306908607</text:p>
          </table:table-cell>
          <table:table-cell office:value-type="float" office:value="0.096966877579689" calcext:value-type="float">
            <text:p>0.096966877579689</text:p>
          </table:table-cell>
          <table:table-cell office:value-type="float" office:value="0.202066913247108" calcext:value-type="float">
            <text:p>0.202066913247108</text:p>
          </table:table-cell>
          <table:table-cell office:value-type="float" office:value="0.121283292770386" calcext:value-type="float">
            <text:p>0.121283292770386</text:p>
          </table:table-cell>
          <table:table-cell office:value-type="float" office:value="0.0923653244972229" calcext:value-type="float">
            <text:p>0.092365324497223</text:p>
          </table:table-cell>
          <table:table-cell office:value-type="float" office:value="0.157880812883377" calcext:value-type="float">
            <text:p>0.157880812883377</text:p>
          </table:table-cell>
          <table:table-cell office:value-type="float" office:value="0.136361628770828" calcext:value-type="float">
            <text:p>0.136361628770828</text:p>
          </table:table-cell>
          <table:table-cell office:value-type="float" office:value="0.15986604988575" calcext:value-type="float">
            <text:p>0.15986604988575</text:p>
          </table:table-cell>
          <table:table-cell office:value-type="float" office:value="0.122689455747604" calcext:value-type="float">
            <text:p>0.122689455747604</text:p>
          </table:table-cell>
          <table:table-cell office:value-type="float" office:value="0.189039170742035" calcext:value-type="float">
            <text:p>0.189039170742035</text:p>
          </table:table-cell>
          <table:table-cell office:value-type="float" office:value="0.164774954319" calcext:value-type="float">
            <text:p>0.164774954319</text:p>
          </table:table-cell>
          <table:table-cell office:value-type="float" office:value="0.0909387916326523" calcext:value-type="float">
            <text:p>0.090938791632652</text:p>
          </table:table-cell>
          <table:table-cell office:value-type="float" office:value="0.108372330665588" calcext:value-type="float">
            <text:p>0.108372330665588</text:p>
          </table:table-cell>
          <table:table-cell office:value-type="float" office:value="0.188767403364182" calcext:value-type="float">
            <text:p>0.188767403364182</text:p>
          </table:table-cell>
          <table:table-cell office:value-type="float" office:value="0.0511385723948479" calcext:value-type="float">
            <text:p>0.051138572394848</text:p>
          </table:table-cell>
          <table:table-cell office:value-type="float" office:value="0.101555660367012" calcext:value-type="float">
            <text:p>0.101555660367012</text:p>
          </table:table-cell>
          <table:table-cell office:value-type="float" office:value="0.102487087249756" calcext:value-type="float">
            <text:p>0.102487087249756</text:p>
          </table:table-cell>
          <table:table-cell office:value-type="float" office:value="0.134376406669617" calcext:value-type="float">
            <text:p>0.134376406669617</text:p>
          </table:table-cell>
          <table:table-cell office:value-type="float" office:value="0.158758521080017" calcext:value-type="float">
            <text:p>0.158758521080017</text:p>
          </table:table-cell>
          <table:table-cell office:value-type="float" office:value="0.148123070597649" calcext:value-type="float">
            <text:p>0.148123070597649</text:p>
          </table:table-cell>
          <table:table-cell office:value-type="float" office:value="0.1556096971035" calcext:value-type="float">
            <text:p>0.1556096971035</text:p>
          </table:table-cell>
          <table:table-cell office:value-type="float" office:value="0.132064580917358" calcext:value-type="float">
            <text:p>0.132064580917358</text:p>
          </table:table-cell>
          <table:table-cell office:value-type="float" office:value="0.0969219356775284" calcext:value-type="float">
            <text:p>0.096921935677528</text:p>
          </table:table-cell>
          <table:table-cell office:value-type="float" office:value="0.115351468324661" calcext:value-type="float">
            <text:p>0.115351468324661</text:p>
          </table:table-cell>
          <table:table-cell office:value-type="float" office:value="0.130044728517532" calcext:value-type="float">
            <text:p>0.130044728517532</text:p>
          </table:table-cell>
          <table:table-cell office:value-type="float" office:value="0.215243265032768" calcext:value-type="float">
            <text:p>0.215243265032768</text:p>
          </table:table-cell>
          <table:table-cell office:value-type="float" office:value="0.155197009444237" calcext:value-type="float">
            <text:p>0.155197009444237</text:p>
          </table:table-cell>
          <table:table-cell office:value-type="float" office:value="0.109361723065376" calcext:value-type="float">
            <text:p>0.109361723065376</text:p>
          </table:table-cell>
          <table:table-cell office:value-type="float" office:value="0.254504799842834" calcext:value-type="float">
            <text:p>0.254504799842834</text:p>
          </table:table-cell>
          <table:table-cell office:value-type="float" office:value="0.0767549946904182" calcext:value-type="float">
            <text:p>0.076754994690418</text:p>
          </table:table-cell>
          <table:table-cell office:value-type="float" office:value="0.0822528898715973" calcext:value-type="float">
            <text:p>0.082252889871597</text:p>
          </table:table-cell>
          <table:table-cell office:value-type="float" office:value="0.0942871868610382" calcext:value-type="float">
            <text:p>0.094287186861038</text:p>
          </table:table-cell>
          <table:table-cell office:value-type="float" office:value="0.134885221719742" calcext:value-type="float">
            <text:p>0.134885221719742</text:p>
          </table:table-cell>
          <table:table-cell office:value-type="float" office:value="0.0843498259782791" calcext:value-type="float">
            <text:p>0.084349825978279</text:p>
          </table:table-cell>
          <table:table-cell office:value-type="float" office:value="0.100347220897675" calcext:value-type="float">
            <text:p>0.100347220897675</text:p>
          </table:table-cell>
          <table:table-cell office:value-type="float" office:value="0.295631885528564" calcext:value-type="float">
            <text:p>0.295631885528564</text:p>
          </table:table-cell>
          <table:table-cell office:value-type="float" office:value="0.175831839442253" calcext:value-type="float">
            <text:p>0.175831839442253</text:p>
          </table:table-cell>
          <table:table-cell office:value-type="float" office:value="0.0952909514307976" calcext:value-type="float">
            <text:p>0.095290951430798</text:p>
          </table:table-cell>
          <table:table-cell office:value-type="float" office:value="0.070875272154808" calcext:value-type="float">
            <text:p>0.070875272154808</text:p>
          </table:table-cell>
          <table:table-cell office:value-type="float" office:value="0.0561951957643032" calcext:value-type="float">
            <text:p>0.056195195764303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98"/>
        </table:table-row>
        <table:table-row table:style-name="ro1">
          <table:table-cell office:value-type="float" office:value="2737.79763793945" calcext:value-type="float">
            <text:p>2737.79763793945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9.3" calcext:value-type="float">
            <text:p>9.3</text:p>
          </table:table-cell>
          <table:table-cell office:value-type="float" office:value="11.1" calcext:value-type="float">
            <text:p>11.1</text:p>
          </table:table-cell>
          <table:table-cell office:value-type="float" office:value="19.3" calcext:value-type="float">
            <text:p>19.3</text:p>
          </table:table-cell>
          <table:table-cell office:value-type="float" office:value="12.7" calcext:value-type="float">
            <text:p>12.7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.6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office:value-type="float" office:value="31.6" calcext:value-type="float">
            <text:p>31.6</text:p>
          </table:table-cell>
          <table:table-cell office:value-type="float" office:value="17.1" calcext:value-type="float">
            <text:p>17.1</text:p>
          </table:table-cell>
          <table:table-cell office:value-type="float" office:value="29.8" calcext:value-type="float">
            <text:p>29.8</text:p>
          </table:table-cell>
          <table:table-cell office:value-type="float" office:value="22.3" calcext:value-type="float">
            <text:p>22.3</text:p>
          </table:table-cell>
          <table:table-cell office:value-type="float" office:value="34.9" calcext:value-type="float">
            <text:p>34.9</text:p>
          </table:table-cell>
          <table:table-cell office:value-type="float" office:value="44.3" calcext:value-type="float">
            <text:p>44.3</text:p>
          </table:table-cell>
          <table:table-cell office:value-type="float" office:value="38.9" calcext:value-type="float">
            <text:p>38.9</text:p>
          </table:table-cell>
          <table:table-cell office:value-type="float" office:value="55.8" calcext:value-type="float">
            <text:p>55.8</text:p>
          </table:table-cell>
          <table:table-cell office:value-type="float" office:value="93.9" calcext:value-type="float">
            <text:p>93.9</text:p>
          </table:table-cell>
          <table:table-cell office:value-type="float" office:value="161.9" calcext:value-type="float">
            <text:p>161.9</text:p>
          </table:table-cell>
          <table:table-cell office:value-type="float" office:value="77.8" calcext:value-type="float">
            <text:p>77.8</text:p>
          </table:table-cell>
          <table:table-cell office:value-type="float" office:value="58.2" calcext:value-type="float">
            <text:p>58.2</text:p>
          </table:table-cell>
          <table:table-cell office:value-type="float" office:value="107.7" calcext:value-type="float">
            <text:p>107.7</text:p>
          </table:table-cell>
          <table:table-cell office:value-type="float" office:value="82" calcext:value-type="float">
            <text:p>82</text:p>
          </table:table-cell>
          <table:table-cell office:value-type="float" office:value="119.1" calcext:value-type="float">
            <text:p>119.1</text:p>
          </table:table-cell>
          <table:table-cell office:value-type="float" office:value="139.9" calcext:value-type="float">
            <text:p>139.9</text:p>
          </table:table-cell>
          <table:table-cell office:value-type="float" office:value="170.8" calcext:value-type="float">
            <text:p>170.8</text:p>
          </table:table-cell>
          <table:table-cell office:value-type="float" office:value="159.6" calcext:value-type="float">
            <text:p>159.6</text:p>
          </table:table-cell>
          <table:table-cell office:value-type="float" office:value="182.7" calcext:value-type="float">
            <text:p>182.7</text:p>
          </table:table-cell>
          <table:table-cell office:value-type="float" office:value="179.2" calcext:value-type="float">
            <text:p>179.2</text:p>
          </table:table-cell>
          <table:table-cell office:value-type="float" office:value="156.9" calcext:value-type="float">
            <text:p>156.9</text:p>
          </table:table-cell>
          <table:table-cell office:value-type="float" office:value="180.9" calcext:value-type="float">
            <text:p>180.9</text:p>
          </table:table-cell>
          <table:table-cell office:value-type="float" office:value="166.6" calcext:value-type="float">
            <text:p>166.6</text:p>
          </table:table-cell>
          <table:table-cell office:value-type="float" office:value="176" calcext:value-type="float">
            <text:p>176</text:p>
          </table:table-cell>
          <table:table-cell office:value-type="float" office:value="161.9" calcext:value-type="float">
            <text:p>161.9</text:p>
          </table:table-cell>
          <table:table-cell office:value-type="float" office:value="181.6" calcext:value-type="float">
            <text:p>181.6</text:p>
          </table:table-cell>
          <table:table-cell office:value-type="float" office:value="164.9" calcext:value-type="float">
            <text:p>164.9</text:p>
          </table:table-cell>
          <table:table-cell office:value-type="float" office:value="199.1" calcext:value-type="float">
            <text:p>199.1</text:p>
          </table:table-cell>
          <table:table-cell office:value-type="float" office:value="181.1" calcext:value-type="float">
            <text:p>181.1</text:p>
          </table:table-cell>
          <table:table-cell office:value-type="float" office:value="177.5" calcext:value-type="float">
            <text:p>177.5</text:p>
          </table:table-cell>
          <table:table-cell office:value-type="float" office:value="183.3" calcext:value-type="float">
            <text:p>183.3</text:p>
          </table:table-cell>
          <table:table-cell office:value-type="float" office:value="159.7" calcext:value-type="float">
            <text:p>159.7</text:p>
          </table:table-cell>
          <table:table-cell office:value-type="float" office:value="190.2" calcext:value-type="float">
            <text:p>190.2</text:p>
          </table:table-cell>
          <table:table-cell office:value-type="float" office:value="165.9" calcext:value-type="float">
            <text:p>165.9</text:p>
          </table:table-cell>
          <table:table-cell office:value-type="float" office:value="199.5" calcext:value-type="float">
            <text:p>199.5</text:p>
          </table:table-cell>
          <table:table-cell office:value-type="float" office:value="198.7" calcext:value-type="float">
            <text:p>198.7</text:p>
          </table:table-cell>
          <table:table-cell office:value-type="float" office:value="192.5" calcext:value-type="float">
            <text:p>192.5</text:p>
          </table:table-cell>
          <table:table-cell office:value-type="float" office:value="192.9" calcext:value-type="float">
            <text:p>192.9</text:p>
          </table:table-cell>
          <table:table-cell office:value-type="float" office:value="188.2" calcext:value-type="float">
            <text:p>188.2</text:p>
          </table:table-cell>
          <table:table-cell office:value-type="float" office:value="193.4" calcext:value-type="float">
            <text:p>193.4</text:p>
          </table:table-cell>
          <table:table-cell office:value-type="float" office:value="194.4" calcext:value-type="float">
            <text:p>194.4</text:p>
          </table:table-cell>
          <table:table-cell office:value-type="float" office:value="188.4" calcext:value-type="float">
            <text:p>188.4</text:p>
          </table:table-cell>
          <table:table-cell office:value-type="float" office:value="200" calcext:value-type="float">
            <text:p>200</text:p>
          </table:table-cell>
          <table:table-cell office:value-type="float" office:value="188.2" calcext:value-type="float">
            <text:p>188.2</text:p>
          </table:table-cell>
          <table:table-cell office:value-type="float" office:value="191.8" calcext:value-type="float">
            <text:p>191.8</text:p>
          </table:table-cell>
          <table:table-cell office:value-type="float" office:value="191.7" calcext:value-type="float">
            <text:p>191.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8.7" calcext:value-type="float">
            <text:p>198.7</text:p>
          </table:table-cell>
          <table:table-cell office:value-type="float" office:value="197.5" calcext:value-type="float">
            <text:p>197.5</text:p>
          </table:table-cell>
          <table:table-cell office:value-type="float" office:value="195.9" calcext:value-type="float">
            <text:p>195.9</text:p>
          </table:table-cell>
          <table:table-cell office:value-type="float" office:value="198.7" calcext:value-type="float">
            <text:p>198.7</text:p>
          </table:table-cell>
          <table:table-cell office:value-type="float" office:value="197.3" calcext:value-type="float">
            <text:p>197.3</text:p>
          </table:table-cell>
          <table:table-cell office:value-type="float" office:value="194.8" calcext:value-type="float">
            <text:p>194.8</text:p>
          </table:table-cell>
          <table:table-cell office:value-type="float" office:value="194.3" calcext:value-type="float">
            <text:p>194.3</text:p>
          </table:table-cell>
          <table:table-cell office:value-type="float" office:value="199.7" calcext:value-type="float">
            <text:p>199.7</text:p>
          </table:table-cell>
          <table:table-cell office:value-type="float" office:value="184.1" calcext:value-type="float">
            <text:p>184.1</text:p>
          </table:table-cell>
          <table:table-cell office:value-type="float" office:value="195" calcext:value-type="float">
            <text:p>195</text:p>
          </table:table-cell>
          <table:table-cell office:value-type="float" office:value="193.1" calcext:value-type="float">
            <text:p>193.1</text:p>
          </table:table-cell>
          <table:table-cell office:value-type="float" office:value="198.9" calcext:value-type="float">
            <text:p>198.9</text:p>
          </table:table-cell>
          <table:table-cell office:value-type="float" office:value="200" calcext:value-type="float">
            <text:p>200</text:p>
          </table:table-cell>
          <table:table-cell office:value-type="float" office:value="196.3" calcext:value-type="float">
            <text:p>196.3</text:p>
          </table:table-cell>
          <table:table-cell office:value-type="float" office:value="200" calcext:value-type="float">
            <text:p>200</text:p>
          </table:table-cell>
          <table:table-cell office:value-type="float" office:value="197.6" calcext:value-type="float">
            <text:p>197.6</text:p>
          </table:table-cell>
          <table:table-cell office:value-type="float" office:value="194.8" calcext:value-type="float">
            <text:p>194.8</text:p>
          </table:table-cell>
          <table:table-cell office:value-type="float" office:value="197.7" calcext:value-type="float">
            <text:p>197.7</text:p>
          </table:table-cell>
          <table:table-cell office:value-type="float" office:value="199.1" calcext:value-type="float">
            <text:p>199.1</text:p>
          </table:table-cell>
          <table:table-cell office:value-type="float" office:value="194.3" calcext:value-type="float">
            <text:p>194.3</text:p>
          </table:table-cell>
          <table:table-cell office:value-type="float" office:value="196.4" calcext:value-type="float">
            <text:p>196.4</text:p>
          </table:table-cell>
          <table:table-cell office:value-type="float" office:value="199.5" calcext:value-type="float">
            <text:p>199.5</text:p>
          </table:table-cell>
          <table:table-cell office:value-type="float" office:value="200" calcext:value-type="float">
            <text:p>200</text:p>
          </table:table-cell>
          <table:table-cell office:value-type="float" office:value="196.8" calcext:value-type="float">
            <text:p>196.8</text:p>
          </table:table-cell>
          <table:table-cell office:value-type="float" office:value="200" calcext:value-type="float">
            <text:p>200</text:p>
          </table:table-cell>
          <table:table-cell office:value-type="float" office:value="198.7" calcext:value-type="float">
            <text:p>198.7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9.4" calcext:value-type="float">
            <text:p>199.4</text:p>
          </table:table-cell>
          <table:table-cell table:number-columns-repeated="1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309177964925766" calcext:value-type="float">
            <text:p>0.309177964925766</text:p>
          </table:table-cell>
          <table:table-cell office:value-type="float" office:value="0.297861576080322" calcext:value-type="float">
            <text:p>0.297861576080322</text:p>
          </table:table-cell>
          <table:table-cell office:value-type="float" office:value="0.239795744419098" calcext:value-type="float">
            <text:p>0.239795744419098</text:p>
          </table:table-cell>
          <table:table-cell office:value-type="float" office:value="0.37614232301712" calcext:value-type="float">
            <text:p>0.37614232301712</text:p>
          </table:table-cell>
          <table:table-cell office:value-type="float" office:value="0.312073916196823" calcext:value-type="float">
            <text:p>0.312073916196823</text:p>
          </table:table-cell>
          <table:table-cell office:value-type="float" office:value="0.237872943282127" calcext:value-type="float">
            <text:p>0.237872943282127</text:p>
          </table:table-cell>
          <table:table-cell office:value-type="float" office:value="0.354126960039139" calcext:value-type="float">
            <text:p>0.354126960039139</text:p>
          </table:table-cell>
          <table:table-cell office:value-type="float" office:value="0.352336853742599" calcext:value-type="float">
            <text:p>0.352336853742599</text:p>
          </table:table-cell>
          <table:table-cell office:value-type="float" office:value="0.338237226009369" calcext:value-type="float">
            <text:p>0.338237226009369</text:p>
          </table:table-cell>
          <table:table-cell office:value-type="float" office:value="0.331361889839172" calcext:value-type="float">
            <text:p>0.331361889839172</text:p>
          </table:table-cell>
          <table:table-cell office:value-type="float" office:value="0.236317008733749" calcext:value-type="float">
            <text:p>0.236317008733749</text:p>
          </table:table-cell>
          <table:table-cell office:value-type="float" office:value="0.192811846733093" calcext:value-type="float">
            <text:p>0.192811846733093</text:p>
          </table:table-cell>
          <table:table-cell office:value-type="float" office:value="0.357946842908859" calcext:value-type="float">
            <text:p>0.357946842908859</text:p>
          </table:table-cell>
          <table:table-cell office:value-type="float" office:value="0.138598620891571" calcext:value-type="float">
            <text:p>0.138598620891571</text:p>
          </table:table-cell>
          <table:table-cell office:value-type="float" office:value="0.233231171965599" calcext:value-type="float">
            <text:p>0.233231171965599</text:p>
          </table:table-cell>
          <table:table-cell office:value-type="float" office:value="0.167269572615624" calcext:value-type="float">
            <text:p>0.167269572615624</text:p>
          </table:table-cell>
          <table:table-cell office:value-type="float" office:value="0.0892034024000168" calcext:value-type="float">
            <text:p>0.089203402400017</text:p>
          </table:table-cell>
          <table:table-cell office:value-type="float" office:value="0.145302265882492" calcext:value-type="float">
            <text:p>0.145302265882492</text:p>
          </table:table-cell>
          <table:table-cell office:value-type="float" office:value="0.119428418576717" calcext:value-type="float">
            <text:p>0.119428418576717</text:p>
          </table:table-cell>
          <table:table-cell office:value-type="float" office:value="0.218957960605621" calcext:value-type="float">
            <text:p>0.218957960605621</text:p>
          </table:table-cell>
          <table:table-cell office:value-type="float" office:value="0.180246025323868" calcext:value-type="float">
            <text:p>0.180246025323868</text:p>
          </table:table-cell>
          <table:table-cell office:value-type="float" office:value="0.196975186467171" calcext:value-type="float">
            <text:p>0.196975186467171</text:p>
          </table:table-cell>
          <table:table-cell office:value-type="float" office:value="0.12705160677433" calcext:value-type="float">
            <text:p>0.12705160677433</text:p>
          </table:table-cell>
          <table:table-cell office:value-type="float" office:value="0.116072468459606" calcext:value-type="float">
            <text:p>0.116072468459606</text:p>
          </table:table-cell>
          <table:table-cell office:value-type="float" office:value="0.173090517520905" calcext:value-type="float">
            <text:p>0.173090517520905</text:p>
          </table:table-cell>
          <table:table-cell office:value-type="float" office:value="0.077649787068367" calcext:value-type="float">
            <text:p>0.077649787068367</text:p>
          </table:table-cell>
          <table:table-cell office:value-type="float" office:value="0.107523262500763" calcext:value-type="float">
            <text:p>0.107523262500763</text:p>
          </table:table-cell>
          <table:table-cell office:value-type="float" office:value="0.104517787694931" calcext:value-type="float">
            <text:p>0.104517787694931</text:p>
          </table:table-cell>
          <table:table-cell office:value-type="float" office:value="0.0929090976715088" calcext:value-type="float">
            <text:p>0.092909097671509</text:p>
          </table:table-cell>
          <table:table-cell office:value-type="float" office:value="0.0925875678658485" calcext:value-type="float">
            <text:p>0.092587567865849</text:p>
          </table:table-cell>
          <table:table-cell office:value-type="float" office:value="0.102627016603947" calcext:value-type="float">
            <text:p>0.102627016603947</text:p>
          </table:table-cell>
          <table:table-cell office:value-type="float" office:value="0.132742747664452" calcext:value-type="float">
            <text:p>0.132742747664452</text:p>
          </table:table-cell>
          <table:table-cell office:value-type="float" office:value="0.081402413547039" calcext:value-type="float">
            <text:p>0.081402413547039</text:p>
          </table:table-cell>
          <table:table-cell office:value-type="float" office:value="0.0946743115782738" calcext:value-type="float">
            <text:p>0.094674311578274</text:p>
          </table:table-cell>
          <table:table-cell office:value-type="float" office:value="0.168967634439468" calcext:value-type="float">
            <text:p>0.168967634439468</text:p>
          </table:table-cell>
          <table:table-cell office:value-type="float" office:value="0.0803730711340904" calcext:value-type="float">
            <text:p>0.080373071134091</text:p>
          </table:table-cell>
          <table:table-cell office:value-type="float" office:value="0.084658682346344" calcext:value-type="float">
            <text:p>0.084658682346344</text:p>
          </table:table-cell>
          <table:table-cell office:value-type="float" office:value="0.0754767209291458" calcext:value-type="float">
            <text:p>0.075476720929146</text:p>
          </table:table-cell>
          <table:table-cell office:value-type="float" office:value="0.0960165783762932" calcext:value-type="float">
            <text:p>0.096016578376293</text:p>
          </table:table-cell>
          <table:table-cell office:value-type="float" office:value="0.103591307997704" calcext:value-type="float">
            <text:p>0.103591307997704</text:p>
          </table:table-cell>
          <table:table-cell office:value-type="float" office:value="0.0847030654549599" calcext:value-type="float">
            <text:p>0.08470306545496</text:p>
          </table:table-cell>
          <table:table-cell office:value-type="float" office:value="0.0819714441895485" calcext:value-type="float">
            <text:p>0.081971444189549</text:p>
          </table:table-cell>
          <table:table-cell office:value-type="float" office:value="0.0498812049627304" calcext:value-type="float">
            <text:p>0.049881204962731</text:p>
          </table:table-cell>
          <table:table-cell office:value-type="float" office:value="0.0965792909264565" calcext:value-type="float">
            <text:p>0.096579290926457</text:p>
          </table:table-cell>
          <table:table-cell office:value-type="float" office:value="0.061493780463934" calcext:value-type="float">
            <text:p>0.061493780463934</text:p>
          </table:table-cell>
          <table:table-cell office:value-type="float" office:value="0.0864060372114182" calcext:value-type="float">
            <text:p>0.086406037211418</text:p>
          </table:table-cell>
          <table:table-cell office:value-type="float" office:value="0.0651994794607163" calcext:value-type="float">
            <text:p>0.065199479460716</text:p>
          </table:table-cell>
          <table:table-cell office:value-type="float" office:value="0.118285141885281" calcext:value-type="float">
            <text:p>0.118285141885281</text:p>
          </table:table-cell>
          <table:table-cell office:value-type="float" office:value="0.151169955730438" calcext:value-type="float">
            <text:p>0.151169955730438</text:p>
          </table:table-cell>
          <table:table-cell office:value-type="float" office:value="0.0761995017528534" calcext:value-type="float">
            <text:p>0.076199501752853</text:p>
          </table:table-cell>
          <table:table-cell office:value-type="float" office:value="0.0533502101898193" calcext:value-type="float">
            <text:p>0.053350210189819</text:p>
          </table:table-cell>
          <table:table-cell office:value-type="float" office:value="0.0838861912488938" calcext:value-type="float">
            <text:p>0.083886191248894</text:p>
          </table:table-cell>
          <table:table-cell office:value-type="float" office:value="0.0938059315085411" calcext:value-type="float">
            <text:p>0.093805931508541</text:p>
          </table:table-cell>
          <table:table-cell office:value-type="float" office:value="0.114506900310516" calcext:value-type="float">
            <text:p>0.114506900310516</text:p>
          </table:table-cell>
          <table:table-cell office:value-type="float" office:value="0.0671421587467194" calcext:value-type="float">
            <text:p>0.067142158746719</text:p>
          </table:table-cell>
          <table:table-cell office:value-type="float" office:value="0.111298203468323" calcext:value-type="float">
            <text:p>0.111298203468323</text:p>
          </table:table-cell>
          <table:table-cell office:value-type="float" office:value="0.0818475410342217" calcext:value-type="float">
            <text:p>0.081847541034222</text:p>
          </table:table-cell>
          <table:table-cell office:value-type="float" office:value="0.0552840419113636" calcext:value-type="float">
            <text:p>0.055284041911364</text:p>
          </table:table-cell>
          <table:table-cell office:value-type="float" office:value="0.0688371136784554" calcext:value-type="float">
            <text:p>0.068837113678455</text:p>
          </table:table-cell>
          <table:table-cell office:value-type="float" office:value="0.0704055950045586" calcext:value-type="float">
            <text:p>0.070405595004559</text:p>
          </table:table-cell>
          <table:table-cell office:value-type="float" office:value="0.149100407958031" calcext:value-type="float">
            <text:p>0.149100407958031</text:p>
          </table:table-cell>
          <table:table-cell office:value-type="float" office:value="0.0420342199504375" calcext:value-type="float">
            <text:p>0.042034219950438</text:p>
          </table:table-cell>
          <table:table-cell office:value-type="float" office:value="0.0893878787755966" calcext:value-type="float">
            <text:p>0.089387878775597</text:p>
          </table:table-cell>
          <table:table-cell office:value-type="float" office:value="0.073253870010376" calcext:value-type="float">
            <text:p>0.073253870010376</text:p>
          </table:table-cell>
          <table:table-cell office:value-type="float" office:value="0.0556312911212444" calcext:value-type="float">
            <text:p>0.055631291121245</text:p>
          </table:table-cell>
          <table:table-cell office:value-type="float" office:value="0.0731774717569351" calcext:value-type="float">
            <text:p>0.073177471756935</text:p>
          </table:table-cell>
          <table:table-cell office:value-type="float" office:value="0.0736318677663803" calcext:value-type="float">
            <text:p>0.07363186776638</text:p>
          </table:table-cell>
          <table:table-cell office:value-type="float" office:value="0.0626798123121262" calcext:value-type="float">
            <text:p>0.062679812312126</text:p>
          </table:table-cell>
          <table:table-cell office:value-type="float" office:value="0.114747285842896" calcext:value-type="float">
            <text:p>0.114747285842896</text:p>
          </table:table-cell>
          <table:table-cell office:value-type="float" office:value="0.0429733023047447" calcext:value-type="float">
            <text:p>0.042973302304745</text:p>
          </table:table-cell>
          <table:table-cell office:value-type="float" office:value="0.0730645582079887" calcext:value-type="float">
            <text:p>0.073064558207989</text:p>
          </table:table-cell>
          <table:table-cell office:value-type="float" office:value="0.0588556900620461" calcext:value-type="float">
            <text:p>0.058855690062046</text:p>
          </table:table-cell>
          <table:table-cell office:value-type="float" office:value="0.0942069739103317" calcext:value-type="float">
            <text:p>0.094206973910332</text:p>
          </table:table-cell>
          <table:table-cell office:value-type="float" office:value="0.0755936875939369" calcext:value-type="float">
            <text:p>0.075593687593937</text:p>
          </table:table-cell>
          <table:table-cell office:value-type="float" office:value="0.0508712232112885" calcext:value-type="float">
            <text:p>0.050871223211289</text:p>
          </table:table-cell>
          <table:table-cell office:value-type="float" office:value="0.0672943517565727" calcext:value-type="float">
            <text:p>0.067294351756573</text:p>
          </table:table-cell>
          <table:table-cell office:value-type="float" office:value="0.0712633356451988" calcext:value-type="float">
            <text:p>0.071263335645199</text:p>
          </table:table-cell>
          <table:table-cell office:value-type="float" office:value="0.0701971054077148" calcext:value-type="float">
            <text:p>0.070197105407715</text:p>
          </table:table-cell>
          <table:table-cell office:value-type="float" office:value="0.0758614540100098" calcext:value-type="float">
            <text:p>0.07586145401001</text:p>
          </table:table-cell>
          <table:table-cell office:value-type="float" office:value="0.0572125762701035" calcext:value-type="float">
            <text:p>0.057212576270104</text:p>
          </table:table-cell>
          <table:table-cell office:value-type="float" office:value="0.0581229366362095" calcext:value-type="float">
            <text:p>0.05812293663621</text:p>
          </table:table-cell>
          <table:table-cell office:value-type="float" office:value="0.0873144343495369" calcext:value-type="float">
            <text:p>0.087314434349537</text:p>
          </table:table-cell>
          <table:table-cell office:value-type="float" office:value="0.0807427689433098" calcext:value-type="float">
            <text:p>0.08074276894331</text:p>
          </table:table-cell>
          <table:table-cell office:value-type="float" office:value="0.0686926320195198" calcext:value-type="float">
            <text:p>0.06869263201952</text:p>
          </table:table-cell>
          <table:table-cell office:value-type="float" office:value="0.0726845636963844" calcext:value-type="float">
            <text:p>0.072684563696385</text:p>
          </table:table-cell>
          <table:table-cell office:value-type="float" office:value="0.0580710396170616" calcext:value-type="float">
            <text:p>0.058071039617062</text:p>
          </table:table-cell>
          <table:table-cell office:value-type="float" office:value="0.0795945972204208" calcext:value-type="float">
            <text:p>0.079594597220421</text:p>
          </table:table-cell>
          <table:table-cell office:value-type="float" office:value="0.0424685627222061" calcext:value-type="float">
            <text:p>0.042468562722206</text:p>
          </table:table-cell>
          <table:table-cell office:value-type="float" office:value="0.0444384217262268" calcext:value-type="float">
            <text:p>0.044438421726227</text:p>
          </table:table-cell>
          <table:table-cell office:value-type="float" office:value="0.0634188503026962" calcext:value-type="float">
            <text:p>0.063418850302696</text:p>
          </table:table-cell>
          <table:table-cell office:value-type="float" office:value="0.0521864034235478" calcext:value-type="float">
            <text:p>0.052186403423548</text:p>
          </table:table-cell>
          <table:table-cell office:value-type="float" office:value="0.0842150896787643" calcext:value-type="float">
            <text:p>0.084215089678764</text:p>
          </table:table-cell>
          <table:table-cell office:value-type="float" office:value="0.118804186582565" calcext:value-type="float">
            <text:p>0.118804186582565</text:p>
          </table:table-cell>
          <table:table-cell office:value-type="float" office:value="0.0676552355289459" calcext:value-type="float">
            <text:p>0.067655235528946</text:p>
          </table:table-cell>
          <table:table-cell office:value-type="float" office:value="0.0390108525753021" calcext:value-type="float">
            <text:p>0.039010852575302</text:p>
          </table:table-cell>
          <table:table-cell office:value-type="float" office:value="0.0488157048821449" calcext:value-type="float">
            <text:p>0.048815704882145</text:p>
          </table:table-cell>
          <table:table-cell office:value-type="float" office:value="0.110278412699699" calcext:value-type="float">
            <text:p>0.110278412699699</text:p>
          </table:table-cell>
          <table:table-cell office:value-type="float" office:value="0.0525627955794334" calcext:value-type="float">
            <text:p>0.052562795579434</text:p>
          </table:table-cell>
          <table:table-cell office:value-type="float" office:value="0.0806944072246552" calcext:value-type="float">
            <text:p>0.080694407224655</text:p>
          </table:table-cell>
          <table:table-cell office:value-type="float" office:value="0.0384329780936241" calcext:value-type="float">
            <text:p>0.038432978093624</text:p>
          </table:table-cell>
          <table:table-cell office:value-type="float" office:value="0.10223825275898" calcext:value-type="float">
            <text:p>0.10223825275898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8"/>
        </table:table-row>
        <table:table-row table:style-name="ro1">
          <table:table-cell office:value-type="float" office:value="2735.5549223423" calcext:value-type="float">
            <text:p>2735.5549223423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9.4" calcext:value-type="float">
            <text:p>9.4</text:p>
          </table:table-cell>
          <table:table-cell office:value-type="float" office:value="12.4" calcext:value-type="float">
            <text:p>12.4</text:p>
          </table:table-cell>
          <table:table-cell office:value-type="float" office:value="9.7" calcext:value-type="float">
            <text:p>9.7</text:p>
          </table:table-cell>
          <table:table-cell office:value-type="float" office:value="10.1" calcext:value-type="float">
            <text:p>10.1</text:p>
          </table:table-cell>
          <table:table-cell office:value-type="float" office:value="22.9" calcext:value-type="float">
            <text:p>22.9</text:p>
          </table:table-cell>
          <table:table-cell office:value-type="float" office:value="21.5" calcext:value-type="float">
            <text:p>21.5</text:p>
          </table:table-cell>
          <table:table-cell office:value-type="float" office:value="25.4" calcext:value-type="float">
            <text:p>25.4</text:p>
          </table:table-cell>
          <table:table-cell office:value-type="float" office:value="16.1" calcext:value-type="float">
            <text:p>16.1</text:p>
          </table:table-cell>
          <table:table-cell office:value-type="float" office:value="18.1" calcext:value-type="float">
            <text:p>18.1</text:p>
          </table:table-cell>
          <table:table-cell office:value-type="float" office:value="26.3" calcext:value-type="float">
            <text:p>26.3</text:p>
          </table:table-cell>
          <table:table-cell office:value-type="float" office:value="24.5" calcext:value-type="float">
            <text:p>24.5</text:p>
          </table:table-cell>
          <table:table-cell office:value-type="float" office:value="34.4" calcext:value-type="float">
            <text:p>34.4</text:p>
          </table:table-cell>
          <table:table-cell office:value-type="float" office:value="31" calcext:value-type="float">
            <text:p>31</text:p>
          </table:table-cell>
          <table:table-cell office:value-type="float" office:value="47.1" calcext:value-type="float">
            <text:p>47.1</text:p>
          </table:table-cell>
          <table:table-cell office:value-type="float" office:value="59" calcext:value-type="float">
            <text:p>59</text:p>
          </table:table-cell>
          <table:table-cell office:value-type="float" office:value="85.6" calcext:value-type="float">
            <text:p>85.6</text:p>
          </table:table-cell>
          <table:table-cell office:value-type="float" office:value="72.4" calcext:value-type="float">
            <text:p>72.4</text:p>
          </table:table-cell>
          <table:table-cell office:value-type="float" office:value="82.9" calcext:value-type="float">
            <text:p>82.9</text:p>
          </table:table-cell>
          <table:table-cell office:value-type="float" office:value="74.6" calcext:value-type="float">
            <text:p>74.6</text:p>
          </table:table-cell>
          <table:table-cell office:value-type="float" office:value="53.7" calcext:value-type="float">
            <text:p>53.7</text:p>
          </table:table-cell>
          <table:table-cell office:value-type="float" office:value="71.5" calcext:value-type="float">
            <text:p>71.5</text:p>
          </table:table-cell>
          <table:table-cell office:value-type="float" office:value="65.7" calcext:value-type="float">
            <text:p>65.7</text:p>
          </table:table-cell>
          <table:table-cell office:value-type="float" office:value="63.5" calcext:value-type="float">
            <text:p>63.5</text:p>
          </table:table-cell>
          <table:table-cell office:value-type="float" office:value="76.8" calcext:value-type="float">
            <text:p>76.8</text:p>
          </table:table-cell>
          <table:table-cell office:value-type="float" office:value="70.2" calcext:value-type="float">
            <text:p>70.2</text:p>
          </table:table-cell>
          <table:table-cell office:value-type="float" office:value="101" calcext:value-type="float">
            <text:p>101</text:p>
          </table:table-cell>
          <table:table-cell office:value-type="float" office:value="82.2" calcext:value-type="float">
            <text:p>82.2</text:p>
          </table:table-cell>
          <table:table-cell office:value-type="float" office:value="149.6" calcext:value-type="float">
            <text:p>149.6</text:p>
          </table:table-cell>
          <table:table-cell office:value-type="float" office:value="80.2" calcext:value-type="float">
            <text:p>80.2</text:p>
          </table:table-cell>
          <table:table-cell office:value-type="float" office:value="96.1" calcext:value-type="float">
            <text:p>96.1</text:p>
          </table:table-cell>
          <table:table-cell office:value-type="float" office:value="73.6" calcext:value-type="float">
            <text:p>73.6</text:p>
          </table:table-cell>
          <table:table-cell office:value-type="float" office:value="76.3" calcext:value-type="float">
            <text:p>76.3</text:p>
          </table:table-cell>
          <table:table-cell office:value-type="float" office:value="179.8" calcext:value-type="float">
            <text:p>179.8</text:p>
          </table:table-cell>
          <table:table-cell office:value-type="float" office:value="98.1" calcext:value-type="float">
            <text:p>98.1</text:p>
          </table:table-cell>
          <table:table-cell office:value-type="float" office:value="102.3" calcext:value-type="float">
            <text:p>102.3</text:p>
          </table:table-cell>
          <table:table-cell office:value-type="float" office:value="90.6" calcext:value-type="float">
            <text:p>90.6</text:p>
          </table:table-cell>
          <table:table-cell office:value-type="float" office:value="81.3" calcext:value-type="float">
            <text:p>81.3</text:p>
          </table:table-cell>
          <table:table-cell office:value-type="float" office:value="136.8" calcext:value-type="float">
            <text:p>136.8</text:p>
          </table:table-cell>
          <table:table-cell office:value-type="float" office:value="179.7" calcext:value-type="float">
            <text:p>179.7</text:p>
          </table:table-cell>
          <table:table-cell office:value-type="float" office:value="175" calcext:value-type="float">
            <text:p>175</text:p>
          </table:table-cell>
          <table:table-cell office:value-type="float" office:value="185.7" calcext:value-type="float">
            <text:p>185.7</text:p>
          </table:table-cell>
          <table:table-cell office:value-type="float" office:value="177.6" calcext:value-type="float">
            <text:p>177.6</text:p>
          </table:table-cell>
          <table:table-cell office:value-type="float" office:value="157.6" calcext:value-type="float">
            <text:p>157.6</text:p>
          </table:table-cell>
          <table:table-cell office:value-type="float" office:value="172.5" calcext:value-type="float">
            <text:p>172.5</text:p>
          </table:table-cell>
          <table:table-cell office:value-type="float" office:value="195.3" calcext:value-type="float">
            <text:p>195.3</text:p>
          </table:table-cell>
          <table:table-cell office:value-type="float" office:value="161.6" calcext:value-type="float">
            <text:p>161.6</text:p>
          </table:table-cell>
          <table:table-cell office:value-type="float" office:value="190.7" calcext:value-type="float">
            <text:p>190.7</text:p>
          </table:table-cell>
          <table:table-cell office:value-type="float" office:value="186.1" calcext:value-type="float">
            <text:p>186.1</text:p>
          </table:table-cell>
          <table:table-cell office:value-type="float" office:value="184.9" calcext:value-type="float">
            <text:p>184.9</text:p>
          </table:table-cell>
          <table:table-cell office:value-type="float" office:value="169.4" calcext:value-type="float">
            <text:p>169.4</text:p>
          </table:table-cell>
          <table:table-cell office:value-type="float" office:value="160.8" calcext:value-type="float">
            <text:p>160.8</text:p>
          </table:table-cell>
          <table:table-cell office:value-type="float" office:value="191.2" calcext:value-type="float">
            <text:p>191.2</text:p>
          </table:table-cell>
          <table:table-cell office:value-type="float" office:value="194.2" calcext:value-type="float">
            <text:p>194.2</text:p>
          </table:table-cell>
          <table:table-cell office:value-type="float" office:value="196" calcext:value-type="float">
            <text:p>196</text:p>
          </table:table-cell>
          <table:table-cell office:value-type="float" office:value="177.7" calcext:value-type="float">
            <text:p>177.7</text:p>
          </table:table-cell>
          <table:table-cell office:value-type="float" office:value="187.6" calcext:value-type="float">
            <text:p>187.6</text:p>
          </table:table-cell>
          <table:table-cell office:value-type="float" office:value="192.1" calcext:value-type="float">
            <text:p>192.1</text:p>
          </table:table-cell>
          <table:table-cell office:value-type="float" office:value="194.9" calcext:value-type="float">
            <text:p>194.9</text:p>
          </table:table-cell>
          <table:table-cell office:value-type="float" office:value="197.6" calcext:value-type="float">
            <text:p>197.6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6.8" calcext:value-type="float">
            <text:p>196.8</text:p>
          </table:table-cell>
          <table:table-cell office:value-type="float" office:value="200" calcext:value-type="float">
            <text:p>200</text:p>
          </table:table-cell>
          <table:table-cell office:value-type="float" office:value="199.2" calcext:value-type="float">
            <text:p>199.2</text:p>
          </table:table-cell>
          <table:table-cell office:value-type="float" office:value="200" calcext:value-type="float">
            <text:p>200</text:p>
          </table:table-cell>
          <table:table-cell office:value-type="float" office:value="198.4" calcext:value-type="float">
            <text:p>198.4</text:p>
          </table:table-cell>
          <table:table-cell office:value-type="float" office:value="199.5" calcext:value-type="float">
            <text:p>199.5</text:p>
          </table:table-cell>
          <table:table-cell office:value-type="float" office:value="200" calcext:value-type="float">
            <text:p>200</text:p>
          </table:table-cell>
          <table:table-cell office:value-type="float" office:value="197.7" calcext:value-type="float">
            <text:p>197.7</text:p>
          </table:table-cell>
          <table:table-cell office:value-type="float" office:value="197.8" calcext:value-type="float">
            <text:p>197.8</text:p>
          </table:table-cell>
          <table:table-cell office:value-type="float" office:value="199.8" calcext:value-type="float">
            <text:p>199.8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7.2" calcext:value-type="float">
            <text:p>197.2</text:p>
          </table:table-cell>
          <table:table-cell table:number-columns-repeated="2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669061362743378" calcext:value-type="float">
            <text:p>0.669061362743378</text:p>
          </table:table-cell>
          <table:table-cell office:value-type="float" office:value="0.458406269550324" calcext:value-type="float">
            <text:p>0.458406269550324</text:p>
          </table:table-cell>
          <table:table-cell office:value-type="float" office:value="0.400506436824799" calcext:value-type="float">
            <text:p>0.400506436824799</text:p>
          </table:table-cell>
          <table:table-cell office:value-type="float" office:value="0.468588352203369" calcext:value-type="float">
            <text:p>0.468588352203369</text:p>
          </table:table-cell>
          <table:table-cell office:value-type="float" office:value="0.526928663253784" calcext:value-type="float">
            <text:p>0.526928663253784</text:p>
          </table:table-cell>
          <table:table-cell office:value-type="float" office:value="0.662052989006043" calcext:value-type="float">
            <text:p>0.662052989006043</text:p>
          </table:table-cell>
          <table:table-cell office:value-type="float" office:value="0.436157941818237" calcext:value-type="float">
            <text:p>0.436157941818237</text:p>
          </table:table-cell>
          <table:table-cell office:value-type="float" office:value="0.498577773571014" calcext:value-type="float">
            <text:p>0.498577773571014</text:p>
          </table:table-cell>
          <table:table-cell office:value-type="float" office:value="0.4955073595047" calcext:value-type="float">
            <text:p>0.4955073595047</text:p>
          </table:table-cell>
          <table:table-cell office:value-type="float" office:value="0.413038074970245" calcext:value-type="float">
            <text:p>0.413038074970245</text:p>
          </table:table-cell>
          <table:table-cell office:value-type="float" office:value="0.387614250183106" calcext:value-type="float">
            <text:p>0.387614250183106</text:p>
          </table:table-cell>
          <table:table-cell office:value-type="float" office:value="0.450185149908066" calcext:value-type="float">
            <text:p>0.450185149908066</text:p>
          </table:table-cell>
          <table:table-cell office:value-type="float" office:value="0.326984137296677" calcext:value-type="float">
            <text:p>0.326984137296677</text:p>
          </table:table-cell>
          <table:table-cell office:value-type="float" office:value="0.443362414836884" calcext:value-type="float">
            <text:p>0.443362414836884</text:p>
          </table:table-cell>
          <table:table-cell office:value-type="float" office:value="0.407152414321899" calcext:value-type="float">
            <text:p>0.407152414321899</text:p>
          </table:table-cell>
          <table:table-cell office:value-type="float" office:value="0.324932187795639" calcext:value-type="float">
            <text:p>0.324932187795639</text:p>
          </table:table-cell>
          <table:table-cell office:value-type="float" office:value="0.194174379110336" calcext:value-type="float">
            <text:p>0.194174379110336</text:p>
          </table:table-cell>
          <table:table-cell office:value-type="float" office:value="0.311389207839966" calcext:value-type="float">
            <text:p>0.311389207839966</text:p>
          </table:table-cell>
          <table:table-cell office:value-type="float" office:value="0.273703634738922" calcext:value-type="float">
            <text:p>0.273703634738922</text:p>
          </table:table-cell>
          <table:table-cell office:value-type="float" office:value="0.373768270015717" calcext:value-type="float">
            <text:p>0.373768270015717</text:p>
          </table:table-cell>
          <table:table-cell office:value-type="float" office:value="0.268778800964356" calcext:value-type="float">
            <text:p>0.268778800964356</text:p>
          </table:table-cell>
          <table:table-cell office:value-type="float" office:value="0.303376168012619" calcext:value-type="float">
            <text:p>0.303376168012619</text:p>
          </table:table-cell>
          <table:table-cell office:value-type="float" office:value="0.229262053966522" calcext:value-type="float">
            <text:p>0.229262053966522</text:p>
          </table:table-cell>
          <table:table-cell office:value-type="float" office:value="0.230443477630615" calcext:value-type="float">
            <text:p>0.230443477630615</text:p>
          </table:table-cell>
          <table:table-cell office:value-type="float" office:value="0.296041965484619" calcext:value-type="float">
            <text:p>0.296041965484619</text:p>
          </table:table-cell>
          <table:table-cell office:value-type="float" office:value="0.224245697259903" calcext:value-type="float">
            <text:p>0.224245697259903</text:p>
          </table:table-cell>
          <table:table-cell office:value-type="float" office:value="0.234237492084503" calcext:value-type="float">
            <text:p>0.234237492084503</text:p>
          </table:table-cell>
          <table:table-cell office:value-type="float" office:value="0.307767927646637" calcext:value-type="float">
            <text:p>0.307767927646637</text:p>
          </table:table-cell>
          <table:table-cell office:value-type="float" office:value="0.277967929840088" calcext:value-type="float">
            <text:p>0.277967929840088</text:p>
          </table:table-cell>
          <table:table-cell office:value-type="float" office:value="0.232173025608063" calcext:value-type="float">
            <text:p>0.232173025608063</text:p>
          </table:table-cell>
          <table:table-cell office:value-type="float" office:value="0.285498738288879" calcext:value-type="float">
            <text:p>0.285498738288879</text:p>
          </table:table-cell>
          <table:table-cell office:value-type="float" office:value="0.138043120503426" calcext:value-type="float">
            <text:p>0.138043120503426</text:p>
          </table:table-cell>
          <table:table-cell office:value-type="float" office:value="0.216409087181091" calcext:value-type="float">
            <text:p>0.216409087181091</text:p>
          </table:table-cell>
          <table:table-cell office:value-type="float" office:value="0.270086526870728" calcext:value-type="float">
            <text:p>0.270086526870728</text:p>
          </table:table-cell>
          <table:table-cell office:value-type="float" office:value="0.143073201179504" calcext:value-type="float">
            <text:p>0.143073201179504</text:p>
          </table:table-cell>
          <table:table-cell office:value-type="float" office:value="0.195045053958893" calcext:value-type="float">
            <text:p>0.195045053958893</text:p>
          </table:table-cell>
          <table:table-cell office:value-type="float" office:value="0.227934658527374" calcext:value-type="float">
            <text:p>0.227934658527374</text:p>
          </table:table-cell>
          <table:table-cell office:value-type="float" office:value="0.225694417953491" calcext:value-type="float">
            <text:p>0.225694417953491</text:p>
          </table:table-cell>
          <table:table-cell office:value-type="float" office:value="0.130823642015457" calcext:value-type="float">
            <text:p>0.130823642015457</text:p>
          </table:table-cell>
          <table:table-cell office:value-type="float" office:value="0.174230635166168" calcext:value-type="float">
            <text:p>0.174230635166168</text:p>
          </table:table-cell>
          <table:table-cell office:value-type="float" office:value="0.135665223002434" calcext:value-type="float">
            <text:p>0.135665223002434</text:p>
          </table:table-cell>
          <table:table-cell office:value-type="float" office:value="0.195283874869347" calcext:value-type="float">
            <text:p>0.195283874869347</text:p>
          </table:table-cell>
          <table:table-cell office:value-type="float" office:value="0.111732870340347" calcext:value-type="float">
            <text:p>0.111732870340347</text:p>
          </table:table-cell>
          <table:table-cell office:value-type="float" office:value="0.152781501412392" calcext:value-type="float">
            <text:p>0.152781501412392</text:p>
          </table:table-cell>
          <table:table-cell office:value-type="float" office:value="0.246726900339127" calcext:value-type="float">
            <text:p>0.246726900339127</text:p>
          </table:table-cell>
          <table:table-cell office:value-type="float" office:value="0.193791434168816" calcext:value-type="float">
            <text:p>0.193791434168816</text:p>
          </table:table-cell>
          <table:table-cell office:value-type="float" office:value="0.19792914390564" calcext:value-type="float">
            <text:p>0.19792914390564</text:p>
          </table:table-cell>
          <table:table-cell office:value-type="float" office:value="0.151348054409027" calcext:value-type="float">
            <text:p>0.151348054409027</text:p>
          </table:table-cell>
          <table:table-cell office:value-type="float" office:value="0.0992328077554703" calcext:value-type="float">
            <text:p>0.09923280775547</text:p>
          </table:table-cell>
          <table:table-cell office:value-type="float" office:value="0.154605612158775" calcext:value-type="float">
            <text:p>0.154605612158775</text:p>
          </table:table-cell>
          <table:table-cell office:value-type="float" office:value="0.10311259329319" calcext:value-type="float">
            <text:p>0.10311259329319</text:p>
          </table:table-cell>
          <table:table-cell office:value-type="float" office:value="0.163724958896637" calcext:value-type="float">
            <text:p>0.163724958896637</text:p>
          </table:table-cell>
          <table:table-cell office:value-type="float" office:value="0.115742072463036" calcext:value-type="float">
            <text:p>0.115742072463036</text:p>
          </table:table-cell>
          <table:table-cell office:value-type="float" office:value="0.110589109361172" calcext:value-type="float">
            <text:p>0.110589109361172</text:p>
          </table:table-cell>
          <table:table-cell office:value-type="float" office:value="0.153860479593277" calcext:value-type="float">
            <text:p>0.153860479593277</text:p>
          </table:table-cell>
          <table:table-cell office:value-type="float" office:value="0.152394369244576" calcext:value-type="float">
            <text:p>0.152394369244576</text:p>
          </table:table-cell>
          <table:table-cell office:value-type="float" office:value="0.27630940079689" calcext:value-type="float">
            <text:p>0.27630940079689</text:p>
          </table:table-cell>
          <table:table-cell office:value-type="float" office:value="0.254921019077301" calcext:value-type="float">
            <text:p>0.254921019077301</text:p>
          </table:table-cell>
          <table:table-cell office:value-type="float" office:value="0.117630586028099" calcext:value-type="float">
            <text:p>0.117630586028099</text:p>
          </table:table-cell>
          <table:table-cell office:value-type="float" office:value="0.140695989131928" calcext:value-type="float">
            <text:p>0.140695989131928</text:p>
          </table:table-cell>
          <table:table-cell office:value-type="float" office:value="0.240444734692574" calcext:value-type="float">
            <text:p>0.240444734692574</text:p>
          </table:table-cell>
          <table:table-cell office:value-type="float" office:value="0.191217422485352" calcext:value-type="float">
            <text:p>0.191217422485352</text:p>
          </table:table-cell>
          <table:table-cell office:value-type="float" office:value="0.153403297066689" calcext:value-type="float">
            <text:p>0.153403297066689</text:p>
          </table:table-cell>
          <table:table-cell office:value-type="float" office:value="0.184513717889786" calcext:value-type="float">
            <text:p>0.184513717889786</text:p>
          </table:table-cell>
          <table:table-cell office:value-type="float" office:value="0.13396742939949" calcext:value-type="float">
            <text:p>0.13396742939949</text:p>
          </table:table-cell>
          <table:table-cell office:value-type="float" office:value="0.114122278988361" calcext:value-type="float">
            <text:p>0.114122278988361</text:p>
          </table:table-cell>
          <table:table-cell office:value-type="float" office:value="0.0955210402607918" calcext:value-type="float">
            <text:p>0.095521040260792</text:p>
          </table:table-cell>
          <table:table-cell office:value-type="float" office:value="0.202339887619018" calcext:value-type="float">
            <text:p>0.202339887619018</text:p>
          </table:table-cell>
          <table:table-cell office:value-type="float" office:value="0.0868163257837296" calcext:value-type="float">
            <text:p>0.08681632578373</text:p>
          </table:table-cell>
          <table:table-cell office:value-type="float" office:value="0.0779823064804077" calcext:value-type="float">
            <text:p>0.077982306480408</text:p>
          </table:table-cell>
          <table:table-cell office:value-type="float" office:value="0.0662302672863007" calcext:value-type="float">
            <text:p>0.066230267286301</text:p>
          </table:table-cell>
          <table:table-cell office:value-type="float" office:value="0.137789368629456" calcext:value-type="float">
            <text:p>0.137789368629456</text:p>
          </table:table-cell>
          <table:table-cell office:value-type="float" office:value="0.18162028491497" calcext:value-type="float">
            <text:p>0.18162028491497</text:p>
          </table:table-cell>
          <table:table-cell office:value-type="float" office:value="0.163128465414047" calcext:value-type="float">
            <text:p>0.163128465414047</text:p>
          </table:table-cell>
          <table:table-cell office:value-type="float" office:value="0.100636512041092" calcext:value-type="float">
            <text:p>0.100636512041092</text:p>
          </table:table-cell>
          <table:table-cell office:value-type="float" office:value="0.0984722822904587" calcext:value-type="float">
            <text:p>0.098472282290459</text:p>
          </table:table-cell>
          <table:table-cell office:value-type="float" office:value="0.127622455358505" calcext:value-type="float">
            <text:p>0.127622455358505</text:p>
          </table:table-cell>
          <table:table-cell office:value-type="float" office:value="0.135510712862015" calcext:value-type="float">
            <text:p>0.135510712862015</text:p>
          </table:table-cell>
          <table:table-cell office:value-type="float" office:value="0.0806988403201103" calcext:value-type="float">
            <text:p>0.08069884032011</text:p>
          </table:table-cell>
          <table:table-cell office:value-type="float" office:value="0.120182007551193" calcext:value-type="float">
            <text:p>0.120182007551193</text:p>
          </table:table-cell>
          <table:table-cell office:value-type="float" office:value="0.118639282882214" calcext:value-type="float">
            <text:p>0.118639282882214</text:p>
          </table:table-cell>
          <table:table-cell office:value-type="float" office:value="0.0831229090690613" calcext:value-type="float">
            <text:p>0.083122909069061</text:p>
          </table:table-cell>
          <table:table-cell office:value-type="float" office:value="0.12769290804863" calcext:value-type="float">
            <text:p>0.12769290804863</text:p>
          </table:table-cell>
          <table:table-cell office:value-type="float" office:value="0.170487120747566" calcext:value-type="float">
            <text:p>0.170487120747566</text:p>
          </table:table-cell>
          <table:table-cell office:value-type="float" office:value="0.145633921027184" calcext:value-type="float">
            <text:p>0.145633921027184</text:p>
          </table:table-cell>
          <table:table-cell office:value-type="float" office:value="0.117867156863213" calcext:value-type="float">
            <text:p>0.117867156863213</text:p>
          </table:table-cell>
          <table:table-cell office:value-type="float" office:value="0.155505895614624" calcext:value-type="float">
            <text:p>0.155505895614624</text:p>
          </table:table-cell>
          <table:table-cell office:value-type="float" office:value="0.080696277320385" calcext:value-type="float">
            <text:p>0.080696277320385</text:p>
          </table:table-cell>
          <table:table-cell office:value-type="float" office:value="0.0921439081430435" calcext:value-type="float">
            <text:p>0.092143908143044</text:p>
          </table:table-cell>
          <table:table-cell office:value-type="float" office:value="0.0754954516887665" calcext:value-type="float">
            <text:p>0.075495451688767</text:p>
          </table:table-cell>
          <table:table-cell office:value-type="float" office:value="0.0575659386813641" calcext:value-type="float">
            <text:p>0.057565938681364</text:p>
          </table:table-cell>
          <table:table-cell office:value-type="float" office:value="0.0859279930591583" calcext:value-type="float">
            <text:p>0.085927993059158</text:p>
          </table:table-cell>
          <table:table-cell office:value-type="float" office:value="0.12906838953495" calcext:value-type="float">
            <text:p>0.12906838953495</text:p>
          </table:table-cell>
          <table:table-cell office:value-type="float" office:value="0.153907224535942" calcext:value-type="float">
            <text:p>0.153907224535942</text:p>
          </table:table-cell>
          <table:table-cell office:value-type="float" office:value="0.0529462173581123" calcext:value-type="float">
            <text:p>0.052946217358112</text:p>
          </table:table-cell>
          <table:table-cell office:value-type="float" office:value="0.0889081656932831" calcext:value-type="float">
            <text:p>0.088908165693283</text:p>
          </table:table-cell>
          <table:table-cell office:value-type="float" office:value="0.229467794299126" calcext:value-type="float">
            <text:p>0.229467794299126</text:p>
          </table:table-cell>
          <table:table-cell office:value-type="float" office:value="0.0742565393447876" calcext:value-type="float">
            <text:p>0.074256539344788</text:p>
          </table:table-cell>
          <table:table-cell office:value-type="float" office:value="0.0988247469067574" calcext:value-type="float">
            <text:p>0.098824746906757</text:p>
          </table:table-cell>
          <table:table-cell office:value-type="float" office:value="0.153002023696899" calcext:value-type="float">
            <text:p>0.153002023696899</text:p>
          </table:table-cell>
          <table:table-cell office:value-type="float" office:value="0.101177163422108" calcext:value-type="float">
            <text:p>0.101177163422108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8"/>
        </table:table-row>
        <table:table-row table:style-name="ro1">
          <table:table-cell office:value-type="float" office:value="2675.41491127014" calcext:value-type="float">
            <text:p>2675.41491127014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office:value-type="float" office:value="13.5" calcext:value-type="float">
            <text:p>13.5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10.8" calcext:value-type="float">
            <text:p>10.8</text:p>
          </table:table-cell>
          <table:table-cell office:value-type="float" office:value="16.3" calcext:value-type="float">
            <text:p>16.3</text:p>
          </table:table-cell>
          <table:table-cell office:value-type="float" office:value="29" calcext:value-type="float">
            <text:p>29</text:p>
          </table:table-cell>
          <table:table-cell office:value-type="float" office:value="15.9" calcext:value-type="float">
            <text:p>15.9</text:p>
          </table:table-cell>
          <table:table-cell office:value-type="float" office:value="16.2" calcext:value-type="float">
            <text:p>16.2</text:p>
          </table:table-cell>
          <table:table-cell office:value-type="float" office:value="25.1" calcext:value-type="float">
            <text:p>25.1</text:p>
          </table:table-cell>
          <table:table-cell office:value-type="float" office:value="19.5" calcext:value-type="float">
            <text:p>19.5</text:p>
          </table:table-cell>
          <table:table-cell office:value-type="float" office:value="14.5" calcext:value-type="float">
            <text:p>14.5</text:p>
          </table:table-cell>
          <table:table-cell office:value-type="float" office:value="36.4" calcext:value-type="float">
            <text:p>36.4</text:p>
          </table:table-cell>
          <table:table-cell office:value-type="float" office:value="23.3" calcext:value-type="float">
            <text:p>23.3</text:p>
          </table:table-cell>
          <table:table-cell office:value-type="float" office:value="27.6" calcext:value-type="float">
            <text:p>27.6</text:p>
          </table:table-cell>
          <table:table-cell office:value-type="float" office:value="49.2" calcext:value-type="float">
            <text:p>49.2</text:p>
          </table:table-cell>
          <table:table-cell office:value-type="float" office:value="44" calcext:value-type="float">
            <text:p>44</text:p>
          </table:table-cell>
          <table:table-cell office:value-type="float" office:value="47.1" calcext:value-type="float">
            <text:p>47.1</text:p>
          </table:table-cell>
          <table:table-cell office:value-type="float" office:value="46.4" calcext:value-type="float">
            <text:p>46.4</text:p>
          </table:table-cell>
          <table:table-cell office:value-type="float" office:value="43.2" calcext:value-type="float">
            <text:p>43.2</text:p>
          </table:table-cell>
          <table:table-cell office:value-type="float" office:value="55.4" calcext:value-type="float">
            <text:p>55.4</text:p>
          </table:table-cell>
          <table:table-cell office:value-type="float" office:value="64.6" calcext:value-type="float">
            <text:p>64.6</text:p>
          </table:table-cell>
          <table:table-cell office:value-type="float" office:value="58.7" calcext:value-type="float">
            <text:p>58.7</text:p>
          </table:table-cell>
          <table:table-cell office:value-type="float" office:value="89.3" calcext:value-type="float">
            <text:p>89.3</text:p>
          </table:table-cell>
          <table:table-cell office:value-type="float" office:value="65.1" calcext:value-type="float">
            <text:p>65.1</text:p>
          </table:table-cell>
          <table:table-cell office:value-type="float" office:value="72.9" calcext:value-type="float">
            <text:p>72.9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7.8" calcext:value-type="float">
            <text:p>117.8</text:p>
          </table:table-cell>
          <table:table-cell office:value-type="float" office:value="114.1" calcext:value-type="float">
            <text:p>114.1</text:p>
          </table:table-cell>
          <table:table-cell office:value-type="float" office:value="94" calcext:value-type="float">
            <text:p>94</text:p>
          </table:table-cell>
          <table:table-cell office:value-type="float" office:value="105.5" calcext:value-type="float">
            <text:p>105.5</text:p>
          </table:table-cell>
          <table:table-cell office:value-type="float" office:value="135.1" calcext:value-type="float">
            <text:p>135.1</text:p>
          </table:table-cell>
          <table:table-cell office:value-type="float" office:value="154.9" calcext:value-type="float">
            <text:p>154.9</text:p>
          </table:table-cell>
          <table:table-cell office:value-type="float" office:value="146" calcext:value-type="float">
            <text:p>146</text:p>
          </table:table-cell>
          <table:table-cell office:value-type="float" office:value="161.6" calcext:value-type="float">
            <text:p>161.6</text:p>
          </table:table-cell>
          <table:table-cell office:value-type="float" office:value="161.9" calcext:value-type="float">
            <text:p>161.9</text:p>
          </table:table-cell>
          <table:table-cell office:value-type="float" office:value="165.4" calcext:value-type="float">
            <text:p>165.4</text:p>
          </table:table-cell>
          <table:table-cell office:value-type="float" office:value="182.5" calcext:value-type="float">
            <text:p>182.5</text:p>
          </table:table-cell>
          <table:table-cell office:value-type="float" office:value="196.5" calcext:value-type="float">
            <text:p>196.5</text:p>
          </table:table-cell>
          <table:table-cell office:value-type="float" office:value="179.8" calcext:value-type="float">
            <text:p>179.8</text:p>
          </table:table-cell>
          <table:table-cell office:value-type="float" office:value="161.7" calcext:value-type="float">
            <text:p>161.7</text:p>
          </table:table-cell>
          <table:table-cell office:value-type="float" office:value="191.5" calcext:value-type="float">
            <text:p>191.5</text:p>
          </table:table-cell>
          <table:table-cell office:value-type="float" office:value="191.9" calcext:value-type="float">
            <text:p>191.9</text:p>
          </table:table-cell>
          <table:table-cell office:value-type="float" office:value="184.4" calcext:value-type="float">
            <text:p>184.4</text:p>
          </table:table-cell>
          <table:table-cell office:value-type="float" office:value="184.2" calcext:value-type="float">
            <text:p>184.2</text:p>
          </table:table-cell>
          <table:table-cell office:value-type="float" office:value="180.9" calcext:value-type="float">
            <text:p>180.9</text:p>
          </table:table-cell>
          <table:table-cell office:value-type="float" office:value="179.4" calcext:value-type="float">
            <text:p>179.4</text:p>
          </table:table-cell>
          <table:table-cell office:value-type="float" office:value="187.5" calcext:value-type="float">
            <text:p>187.5</text:p>
          </table:table-cell>
          <table:table-cell office:value-type="float" office:value="199" calcext:value-type="float">
            <text:p>199</text:p>
          </table:table-cell>
          <table:table-cell office:value-type="float" office:value="185.1" calcext:value-type="float">
            <text:p>185.1</text:p>
          </table:table-cell>
          <table:table-cell office:value-type="float" office:value="187.4" calcext:value-type="float">
            <text:p>187.4</text:p>
          </table:table-cell>
          <table:table-cell office:value-type="float" office:value="190.6" calcext:value-type="float">
            <text:p>190.6</text:p>
          </table:table-cell>
          <table:table-cell office:value-type="float" office:value="179.4" calcext:value-type="float">
            <text:p>179.4</text:p>
          </table:table-cell>
          <table:table-cell office:value-type="float" office:value="171.3" calcext:value-type="float">
            <text:p>171.3</text:p>
          </table:table-cell>
          <table:table-cell office:value-type="float" office:value="200" calcext:value-type="float">
            <text:p>200</text:p>
          </table:table-cell>
          <table:table-cell office:value-type="float" office:value="166.2" calcext:value-type="float">
            <text:p>166.2</text:p>
          </table:table-cell>
          <table:table-cell office:value-type="float" office:value="163" calcext:value-type="float">
            <text:p>163</text:p>
          </table:table-cell>
          <table:table-cell office:value-type="float" office:value="193.8" calcext:value-type="float">
            <text:p>193.8</text:p>
          </table:table-cell>
          <table:table-cell office:value-type="float" office:value="179.8" calcext:value-type="float">
            <text:p>179.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2.5" calcext:value-type="float">
            <text:p>192.5</text:p>
          </table:table-cell>
          <table:table-cell office:value-type="float" office:value="197.5" calcext:value-type="float">
            <text:p>197.5</text:p>
          </table:table-cell>
          <table:table-cell office:value-type="float" office:value="195" calcext:value-type="float">
            <text:p>195</text:p>
          </table:table-cell>
          <table:table-cell office:value-type="float" office:value="195.3" calcext:value-type="float">
            <text:p>195.3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0.5" calcext:value-type="float">
            <text:p>190.5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95.7" calcext:value-type="float">
            <text:p>195.7</text:p>
          </table:table-cell>
          <table:table-cell office:value-type="float" office:value="200" calcext:value-type="float">
            <text:p>200</text:p>
          </table:table-cell>
          <table:table-cell office:value-type="float" office:value="196.1" calcext:value-type="float">
            <text:p>196.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9.3" calcext:value-type="float">
            <text:p>199.3</text:p>
          </table:table-cell>
          <table:table-cell office:value-type="float" office:value="200" calcext:value-type="float">
            <text:p>200</text:p>
          </table:table-cell>
          <table:table-cell office:value-type="float" office:value="199.7" calcext:value-type="float">
            <text:p>199.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6.5" calcext:value-type="float">
            <text:p>196.5</text:p>
          </table:table-cell>
          <table:table-cell table:number-columns-repeated="1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.14574909210205" calcext:value-type="float">
            <text:p>1.14574909210205</text:p>
          </table:table-cell>
          <table:table-cell office:value-type="float" office:value="0.585406184196472" calcext:value-type="float">
            <text:p>0.585406184196472</text:p>
          </table:table-cell>
          <table:table-cell office:value-type="float" office:value="0.681500196456909" calcext:value-type="float">
            <text:p>0.681500196456909</text:p>
          </table:table-cell>
          <table:table-cell office:value-type="float" office:value="0.732107222080231" calcext:value-type="float">
            <text:p>0.732107222080231</text:p>
          </table:table-cell>
          <table:table-cell office:value-type="float" office:value="0.583191454410553" calcext:value-type="float">
            <text:p>0.583191454410553</text:p>
          </table:table-cell>
          <table:table-cell office:value-type="float" office:value="0.667932748794556" calcext:value-type="float">
            <text:p>0.667932748794556</text:p>
          </table:table-cell>
          <table:table-cell office:value-type="float" office:value="0.697778105735779" calcext:value-type="float">
            <text:p>0.697778105735779</text:p>
          </table:table-cell>
          <table:table-cell office:value-type="float" office:value="0.670250177383423" calcext:value-type="float">
            <text:p>0.670250177383423</text:p>
          </table:table-cell>
          <table:table-cell office:value-type="float" office:value="0.54377007484436" calcext:value-type="float">
            <text:p>0.54377007484436</text:p>
          </table:table-cell>
          <table:table-cell office:value-type="float" office:value="0.50780713558197" calcext:value-type="float">
            <text:p>0.50780713558197</text:p>
          </table:table-cell>
          <table:table-cell office:value-type="float" office:value="0.535526871681213" calcext:value-type="float">
            <text:p>0.535526871681213</text:p>
          </table:table-cell>
          <table:table-cell office:value-type="float" office:value="0.374552488327026" calcext:value-type="float">
            <text:p>0.374552488327026</text:p>
          </table:table-cell>
          <table:table-cell office:value-type="float" office:value="0.447697579860687" calcext:value-type="float">
            <text:p>0.447697579860687</text:p>
          </table:table-cell>
          <table:table-cell office:value-type="float" office:value="0.518482089042664" calcext:value-type="float">
            <text:p>0.518482089042664</text:p>
          </table:table-cell>
          <table:table-cell office:value-type="float" office:value="0.369314670562744" calcext:value-type="float">
            <text:p>0.369314670562744</text:p>
          </table:table-cell>
          <table:table-cell office:value-type="float" office:value="0.507527351379395" calcext:value-type="float">
            <text:p>0.507527351379395</text:p>
          </table:table-cell>
          <table:table-cell office:value-type="float" office:value="0.369651138782501" calcext:value-type="float">
            <text:p>0.369651138782501</text:p>
          </table:table-cell>
          <table:table-cell office:value-type="float" office:value="0.437243610620499" calcext:value-type="float">
            <text:p>0.437243610620499</text:p>
          </table:table-cell>
          <table:table-cell office:value-type="float" office:value="0.211976617574692" calcext:value-type="float">
            <text:p>0.211976617574692</text:p>
          </table:table-cell>
          <table:table-cell office:value-type="float" office:value="0.388110727071762" calcext:value-type="float">
            <text:p>0.388110727071762</text:p>
          </table:table-cell>
          <table:table-cell office:value-type="float" office:value="0.21989232301712" calcext:value-type="float">
            <text:p>0.21989232301712</text:p>
          </table:table-cell>
          <table:table-cell office:value-type="float" office:value="0.37950611114502" calcext:value-type="float">
            <text:p>0.37950611114502</text:p>
          </table:table-cell>
          <table:table-cell office:value-type="float" office:value="0.268896996974945" calcext:value-type="float">
            <text:p>0.268896996974945</text:p>
          </table:table-cell>
          <table:table-cell office:value-type="float" office:value="0.316040009260178" calcext:value-type="float">
            <text:p>0.316040009260178</text:p>
          </table:table-cell>
          <table:table-cell office:value-type="float" office:value="0.278385728597641" calcext:value-type="float">
            <text:p>0.278385728597641</text:p>
          </table:table-cell>
          <table:table-cell office:value-type="float" office:value="0.280462354421616" calcext:value-type="float">
            <text:p>0.280462354421616</text:p>
          </table:table-cell>
          <table:table-cell office:value-type="float" office:value="0.313459724187851" calcext:value-type="float">
            <text:p>0.313459724187851</text:p>
          </table:table-cell>
          <table:table-cell office:value-type="float" office:value="0.425267100334168" calcext:value-type="float">
            <text:p>0.425267100334168</text:p>
          </table:table-cell>
          <table:table-cell office:value-type="float" office:value="0.38941752910614" calcext:value-type="float">
            <text:p>0.38941752910614</text:p>
          </table:table-cell>
          <table:table-cell office:value-type="float" office:value="0.326437294483185" calcext:value-type="float">
            <text:p>0.326437294483185</text:p>
          </table:table-cell>
          <table:table-cell office:value-type="float" office:value="0.380201935768127" calcext:value-type="float">
            <text:p>0.380201935768127</text:p>
          </table:table-cell>
          <table:table-cell office:value-type="float" office:value="0.349845409393311" calcext:value-type="float">
            <text:p>0.349845409393311</text:p>
          </table:table-cell>
          <table:table-cell office:value-type="float" office:value="0.376722276210785" calcext:value-type="float">
            <text:p>0.376722276210785</text:p>
          </table:table-cell>
          <table:table-cell office:value-type="float" office:value="0.131416916847229" calcext:value-type="float">
            <text:p>0.131416916847229</text:p>
          </table:table-cell>
          <table:table-cell office:value-type="float" office:value="0.437398821115494" calcext:value-type="float">
            <text:p>0.437398821115494</text:p>
          </table:table-cell>
          <table:table-cell office:value-type="float" office:value="0.253669083118439" calcext:value-type="float">
            <text:p>0.253669083118439</text:p>
          </table:table-cell>
          <table:table-cell office:value-type="float" office:value="0.223828077316284" calcext:value-type="float">
            <text:p>0.223828077316284</text:p>
          </table:table-cell>
          <table:table-cell office:value-type="float" office:value="0.364865601062775" calcext:value-type="float">
            <text:p>0.364865601062775</text:p>
          </table:table-cell>
          <table:table-cell office:value-type="float" office:value="0.168425247073174" calcext:value-type="float">
            <text:p>0.168425247073174</text:p>
          </table:table-cell>
          <table:table-cell office:value-type="float" office:value="0.263091892004013" calcext:value-type="float">
            <text:p>0.263091892004013</text:p>
          </table:table-cell>
          <table:table-cell office:value-type="float" office:value="0.260349094867706" calcext:value-type="float">
            <text:p>0.260349094867706</text:p>
          </table:table-cell>
          <table:table-cell office:value-type="float" office:value="0.206204444169998" calcext:value-type="float">
            <text:p>0.206204444169998</text:p>
          </table:table-cell>
          <table:table-cell office:value-type="float" office:value="0.130082279443741" calcext:value-type="float">
            <text:p>0.130082279443741</text:p>
          </table:table-cell>
          <table:table-cell office:value-type="float" office:value="0.135380521416664" calcext:value-type="float">
            <text:p>0.135380521416664</text:p>
          </table:table-cell>
          <table:table-cell office:value-type="float" office:value="0.178670793771744" calcext:value-type="float">
            <text:p>0.178670793771744</text:p>
          </table:table-cell>
          <table:table-cell office:value-type="float" office:value="0.242738321423531" calcext:value-type="float">
            <text:p>0.242738321423531</text:p>
          </table:table-cell>
          <table:table-cell office:value-type="float" office:value="0.164471596479416" calcext:value-type="float">
            <text:p>0.164471596479416</text:p>
          </table:table-cell>
          <table:table-cell office:value-type="float" office:value="0.187787920236588" calcext:value-type="float">
            <text:p>0.187787920236588</text:p>
          </table:table-cell>
          <table:table-cell office:value-type="float" office:value="0.265310198068619" calcext:value-type="float">
            <text:p>0.265310198068619</text:p>
          </table:table-cell>
          <table:table-cell office:value-type="float" office:value="0.209017604589462" calcext:value-type="float">
            <text:p>0.209017604589462</text:p>
          </table:table-cell>
          <table:table-cell office:value-type="float" office:value="0.159012541174889" calcext:value-type="float">
            <text:p>0.159012541174889</text:p>
          </table:table-cell>
          <table:table-cell office:value-type="float" office:value="0.179701179265976" calcext:value-type="float">
            <text:p>0.179701179265976</text:p>
          </table:table-cell>
          <table:table-cell office:value-type="float" office:value="0.163407176733017" calcext:value-type="float">
            <text:p>0.163407176733017</text:p>
          </table:table-cell>
          <table:table-cell office:value-type="float" office:value="0.220209389925003" calcext:value-type="float">
            <text:p>0.220209389925003</text:p>
          </table:table-cell>
          <table:table-cell office:value-type="float" office:value="0.136113315820694" calcext:value-type="float">
            <text:p>0.136113315820694</text:p>
          </table:table-cell>
          <table:table-cell office:value-type="float" office:value="0.336582243442535" calcext:value-type="float">
            <text:p>0.336582243442535</text:p>
          </table:table-cell>
          <table:table-cell office:value-type="float" office:value="0.0972296744585037" calcext:value-type="float">
            <text:p>0.097229674458504</text:p>
          </table:table-cell>
          <table:table-cell office:value-type="float" office:value="0.247507587075233" calcext:value-type="float">
            <text:p>0.247507587075233</text:p>
          </table:table-cell>
          <table:table-cell office:value-type="float" office:value="0.286469757556915" calcext:value-type="float">
            <text:p>0.286469757556915</text:p>
          </table:table-cell>
          <table:table-cell office:value-type="float" office:value="0.217043220996857" calcext:value-type="float">
            <text:p>0.217043220996857</text:p>
          </table:table-cell>
          <table:table-cell office:value-type="float" office:value="0.22402586042881" calcext:value-type="float">
            <text:p>0.22402586042881</text:p>
          </table:table-cell>
          <table:table-cell office:value-type="float" office:value="0.183488339185715" calcext:value-type="float">
            <text:p>0.183488339185715</text:p>
          </table:table-cell>
          <table:table-cell office:value-type="float" office:value="0.0810018330812454" calcext:value-type="float">
            <text:p>0.081001833081246</text:p>
          </table:table-cell>
          <table:table-cell office:value-type="float" office:value="0.236160308122635" calcext:value-type="float">
            <text:p>0.236160308122635</text:p>
          </table:table-cell>
          <table:table-cell office:value-type="float" office:value="0.144365832209587" calcext:value-type="float">
            <text:p>0.144365832209587</text:p>
          </table:table-cell>
          <table:table-cell office:value-type="float" office:value="0.174841165542603" calcext:value-type="float">
            <text:p>0.174841165542603</text:p>
          </table:table-cell>
          <table:table-cell office:value-type="float" office:value="0.10156936943531" calcext:value-type="float">
            <text:p>0.10156936943531</text:p>
          </table:table-cell>
          <table:table-cell office:value-type="float" office:value="0.148763686418533" calcext:value-type="float">
            <text:p>0.148763686418533</text:p>
          </table:table-cell>
          <table:table-cell office:value-type="float" office:value="0.148943051695824" calcext:value-type="float">
            <text:p>0.148943051695824</text:p>
          </table:table-cell>
          <table:table-cell office:value-type="float" office:value="0.135607928037643" calcext:value-type="float">
            <text:p>0.135607928037643</text:p>
          </table:table-cell>
          <table:table-cell office:value-type="float" office:value="0.260794758796692" calcext:value-type="float">
            <text:p>0.260794758796692</text:p>
          </table:table-cell>
          <table:table-cell office:value-type="float" office:value="0.193318009376526" calcext:value-type="float">
            <text:p>0.193318009376526</text:p>
          </table:table-cell>
          <table:table-cell office:value-type="float" office:value="0.153082877397537" calcext:value-type="float">
            <text:p>0.153082877397537</text:p>
          </table:table-cell>
          <table:table-cell office:value-type="float" office:value="0.148139953613281" calcext:value-type="float">
            <text:p>0.148139953613281</text:p>
          </table:table-cell>
          <table:table-cell office:value-type="float" office:value="0.0706034079194069" calcext:value-type="float">
            <text:p>0.070603407919407</text:p>
          </table:table-cell>
          <table:table-cell office:value-type="float" office:value="0.121908619999886" calcext:value-type="float">
            <text:p>0.121908619999886</text:p>
          </table:table-cell>
          <table:table-cell office:value-type="float" office:value="0.144077017903328" calcext:value-type="float">
            <text:p>0.144077017903328</text:p>
          </table:table-cell>
          <table:table-cell office:value-type="float" office:value="0.186902344226837" calcext:value-type="float">
            <text:p>0.186902344226837</text:p>
          </table:table-cell>
          <table:table-cell office:value-type="float" office:value="0.184659600257874" calcext:value-type="float">
            <text:p>0.184659600257874</text:p>
          </table:table-cell>
          <table:table-cell office:value-type="float" office:value="0.138647556304932" calcext:value-type="float">
            <text:p>0.138647556304932</text:p>
          </table:table-cell>
          <table:table-cell office:value-type="float" office:value="0.095727764070034" calcext:value-type="float">
            <text:p>0.095727764070034</text:p>
          </table:table-cell>
          <table:table-cell office:value-type="float" office:value="0.1543128490448" calcext:value-type="float">
            <text:p>0.1543128490448</text:p>
          </table:table-cell>
          <table:table-cell office:value-type="float" office:value="0.11199864000082" calcext:value-type="float">
            <text:p>0.11199864000082</text:p>
          </table:table-cell>
          <table:table-cell office:value-type="float" office:value="0.127728760242462" calcext:value-type="float">
            <text:p>0.127728760242462</text:p>
          </table:table-cell>
          <table:table-cell office:value-type="float" office:value="0.200501933693886" calcext:value-type="float">
            <text:p>0.200501933693886</text:p>
          </table:table-cell>
          <table:table-cell office:value-type="float" office:value="0.175765812397003" calcext:value-type="float">
            <text:p>0.175765812397003</text:p>
          </table:table-cell>
          <table:table-cell office:value-type="float" office:value="0.149922266602516" calcext:value-type="float">
            <text:p>0.149922266602516</text:p>
          </table:table-cell>
          <table:table-cell office:value-type="float" office:value="0.122001983225346" calcext:value-type="float">
            <text:p>0.122001983225346</text:p>
          </table:table-cell>
          <table:table-cell office:value-type="float" office:value="0.142442896962166" calcext:value-type="float">
            <text:p>0.142442896962166</text:p>
          </table:table-cell>
          <table:table-cell office:value-type="float" office:value="0.0903788954019547" calcext:value-type="float">
            <text:p>0.090378895401955</text:p>
          </table:table-cell>
          <table:table-cell office:value-type="float" office:value="0.127620041370392" calcext:value-type="float">
            <text:p>0.127620041370392</text:p>
          </table:table-cell>
          <table:table-cell office:value-type="float" office:value="0.15726175904274" calcext:value-type="float">
            <text:p>0.15726175904274</text:p>
          </table:table-cell>
          <table:table-cell office:value-type="float" office:value="0.178979605436325" calcext:value-type="float">
            <text:p>0.178979605436325</text:p>
          </table:table-cell>
          <table:table-cell office:value-type="float" office:value="0.145038515329361" calcext:value-type="float">
            <text:p>0.145038515329361</text:p>
          </table:table-cell>
          <table:table-cell office:value-type="float" office:value="0.175585553050041" calcext:value-type="float">
            <text:p>0.175585553050041</text:p>
          </table:table-cell>
          <table:table-cell office:value-type="float" office:value="0.0912516936659813" calcext:value-type="float">
            <text:p>0.091251693665981</text:p>
          </table:table-cell>
          <table:table-cell office:value-type="float" office:value="0.110902309417725" calcext:value-type="float">
            <text:p>0.110902309417725</text:p>
          </table:table-cell>
          <table:table-cell office:value-type="float" office:value="0.152011185884476" calcext:value-type="float">
            <text:p>0.152011185884476</text:p>
          </table:table-cell>
          <table:table-cell office:value-type="float" office:value="0.209721937775612" calcext:value-type="float">
            <text:p>0.209721937775612</text:p>
          </table:table-cell>
          <table:table-cell office:value-type="float" office:value="0.163200050592423" calcext:value-type="float">
            <text:p>0.163200050592423</text:p>
          </table:table-cell>
          <table:table-cell office:value-type="float" office:value="0.121556654572487" calcext:value-type="float">
            <text:p>0.121556654572487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17:03:15.655712359</dc:date>
    <meta:editing-duration>PT8M39S</meta:editing-duration>
    <meta:editing-cycles>1</meta:editing-cycles>
    <meta:document-statistic meta:table-count="1" meta:cell-count="139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18cm" svg:height="14.85cm" xlink:href=".." xlink:type="simple" chart:class="chart:line" chart:style-name="ch1">
        <chart:legend svg:x="1.866cm" svg:y="11.947cm" style:legend-expansion="custom" chartooo:width="7.785cm" chartooo:height="1.454cm" style:legend-expansion-aspect-ratio="5.35419532324622" chart:style-name="ch2"/>
        <chart:plot-area chart:style-name="ch3" table:cell-range-address="metrics.A3:metrics.CW4 metrics.A10:metrics.CW10 metrics.A16:metrics.CW16 metrics.A22:metrics.CW22" chart:data-source-has-labels="both" svg:x="0.786cm" svg:y="0.616cm" svg:width="20.641cm" svg:height="10.589cm">
          <chartooo:coordinate-region svg:x="1.593cm" svg:y="0.815cm" svg:width="19.834cm" svg:height="9.205cm"/>
          <chart:axis chart:dimension="x" chart:name="primary-x" chart:style-name="ch4" chartooo:axis-type="auto">
            <chartooo:date-scale/>
            <chart:title svg:x="9.99cm" svg:y="11.502cm" chart:style-name="ch5">
              <text:p>Num Episodes</text:p>
            </chart:title>
            <chart:categories table:cell-range-address="metrics.A3:metrics.CW3"/>
          </chart:axis>
          <chart:axis chart:dimension="y" chart:name="primary-y" chart:style-name="ch4">
            <chart:title svg:x="0cm" svg:y="7.184cm" chart:style-name="ch6">
              <text:p>Average Reward</text:p>
            </chart:title>
            <chart:grid chart:style-name="ch7" chart:class="major"/>
          </chart:axis>
          <chart:series chart:style-name="ch8" chart:values-cell-range-address="metrics.A4:metrics.CW4" loext:label-string="&quot;cur param = 0.1&quot;" chart:class="chart:line">
            <chart:data-point chart:repeated="101"/>
          </chart:series>
          <chart:series chart:style-name="ch9" chart:values-cell-range-address="metrics.A10:metrics.CW10" loext:label-string="&quot;cur param = 0.5&quot;" chart:class="chart:line">
            <chart:data-point chart:repeated="101"/>
          </chart:series>
          <chart:series chart:style-name="ch10" chart:values-cell-range-address="metrics.A16:metrics.CW16" loext:label-string="&quot;cur param = 1&quot;" chart:class="chart:line">
            <chart:data-point chart:repeated="101"/>
          </chart:series>
          <chart:series chart:style-name="ch11" chart:values-cell-range-address="metrics.A22:metrics.CW22" loext:label-string="&quot;cur param =5&quot;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 param = 0.1</text:p>
              </table:table-cell>
              <table:table-cell office:value-type="string">
                <text:p>cur param = 0.5</text:p>
              </table:table-cell>
              <table:table-cell office:value-type="string">
                <text:p>cur param = 1</text:p>
              </table:table-cell>
              <table:table-cell office:value-type="string">
                <text:p>cur param =5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etrics.A3:metrics.CW3</svg:desc>
                </draw:g>
              </table:table-cell>
              <table:table-cell office:value-type="float" office:value="10.1">
                <text:p>10.1</text:p>
                <draw:g>
                  <svg:desc>metrics.A4:metrics.CW4</svg:desc>
                </draw:g>
              </table:table-cell>
              <table:table-cell office:value-type="float" office:value="20.6">
                <text:p>20.6</text:p>
                <draw:g>
                  <svg:desc>metrics.A10:metrics.CW10</svg:desc>
                </draw:g>
              </table:table-cell>
              <table:table-cell office:value-type="float" office:value="15.3">
                <text:p>15.3</text:p>
                <draw:g>
                  <svg:desc>metrics.A16:metrics.CW16</svg:desc>
                </draw:g>
              </table:table-cell>
              <table:table-cell office:value-type="float" office:value="10.6">
                <text:p>10.6</text:p>
                <draw:g>
                  <svg:desc>metrics.A22:metrics.CW2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6">
                <text:p>9.6</text:p>
              </table:table-cell>
              <table:table-cell office:value-type="float" office:value="9.3">
                <text:p>9.3</text:p>
              </table:table-cell>
              <table:table-cell office:value-type="float" office:value="9.4">
                <text:p>9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.5">
                <text:p>9.5</text:p>
              </table:table-cell>
              <table:table-cell office:value-type="float" office:value="11.1">
                <text:p>11.1</text:p>
              </table:table-cell>
              <table:table-cell office:value-type="float" office:value="9.6">
                <text:p>9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.3">
                <text:p>10.3</text:p>
              </table:table-cell>
              <table:table-cell office:value-type="float" office:value="19.3">
                <text:p>19.3</text:p>
              </table:table-cell>
              <table:table-cell office:value-type="float" office:value="10.1">
                <text:p>10.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.1">
                <text:p>9.1</text:p>
              </table:table-cell>
              <table:table-cell office:value-type="float" office:value="12.7">
                <text:p>12.7</text:p>
              </table:table-cell>
              <table:table-cell office:value-type="float" office:value="9.4">
                <text:p>9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.9">
                <text:p>9.9</text:p>
              </table:table-cell>
              <table:table-cell office:value-type="float" office:value="13.7">
                <text:p>13.7</text:p>
              </table:table-cell>
              <table:table-cell office:value-type="float" office:value="12.4">
                <text:p>12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.6">
                <text:p>15.6</text:p>
              </table:table-cell>
              <table:table-cell office:value-type="float" office:value="9">
                <text:p>9</text:p>
              </table:table-cell>
              <table:table-cell office:value-type="float" office:value="9.7">
                <text:p>9.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3.1">
                <text:p>23.1</text:p>
              </table:table-cell>
              <table:table-cell office:value-type="float" office:value="11.6">
                <text:p>11.6</text:p>
              </table:table-cell>
              <table:table-cell office:value-type="float" office:value="10.1">
                <text:p>10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5.8">
                <text:p>15.8</text:p>
              </table:table-cell>
              <table:table-cell office:value-type="float" office:value="15.3">
                <text:p>15.3</text:p>
              </table:table-cell>
              <table:table-cell office:value-type="float" office:value="22.9">
                <text:p>22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.7">
                <text:p>16.7</text:p>
              </table:table-cell>
              <table:table-cell office:value-type="float" office:value="15.2">
                <text:p>15.2</text:p>
              </table:table-cell>
              <table:table-cell office:value-type="float" office:value="21.5">
                <text:p>21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.8">
                <text:p>13.8</text:p>
              </table:table-cell>
              <table:table-cell office:value-type="float" office:value="31.6">
                <text:p>31.6</text:p>
              </table:table-cell>
              <table:table-cell office:value-type="float" office:value="25.4">
                <text:p>25.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8.2">
                <text:p>18.2</text:p>
              </table:table-cell>
              <table:table-cell office:value-type="float" office:value="17.1">
                <text:p>17.1</text:p>
              </table:table-cell>
              <table:table-cell office:value-type="float" office:value="16.1">
                <text:p>16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6.2">
                <text:p>16.2</text:p>
              </table:table-cell>
              <table:table-cell office:value-type="float" office:value="29.8">
                <text:p>29.8</text:p>
              </table:table-cell>
              <table:table-cell office:value-type="float" office:value="18.1">
                <text:p>18.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.3">
                <text:p>19.3</text:p>
              </table:table-cell>
              <table:table-cell office:value-type="float" office:value="22.3">
                <text:p>22.3</text:p>
              </table:table-cell>
              <table:table-cell office:value-type="float" office:value="26.3">
                <text:p>26.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3.2">
                <text:p>23.2</text:p>
              </table:table-cell>
              <table:table-cell office:value-type="float" office:value="34.9">
                <text:p>34.9</text:p>
              </table:table-cell>
              <table:table-cell office:value-type="float" office:value="24.5">
                <text:p>24.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.7">
                <text:p>23.7</text:p>
              </table:table-cell>
              <table:table-cell office:value-type="float" office:value="44.3">
                <text:p>44.3</text:p>
              </table:table-cell>
              <table:table-cell office:value-type="float" office:value="34.4">
                <text:p>34.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2.4">
                <text:p>22.4</text:p>
              </table:table-cell>
              <table:table-cell office:value-type="float" office:value="38.9">
                <text:p>38.9</text:p>
              </table:table-cell>
              <table:table-cell office:value-type="float" office:value="31">
                <text:p>3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.1">
                <text:p>34.1</text:p>
              </table:table-cell>
              <table:table-cell office:value-type="float" office:value="55.8">
                <text:p>55.8</text:p>
              </table:table-cell>
              <table:table-cell office:value-type="float" office:value="47.1">
                <text:p>47.1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1.5">
                <text:p>21.5</text:p>
              </table:table-cell>
              <table:table-cell office:value-type="float" office:value="93.9">
                <text:p>93.9</text:p>
              </table:table-cell>
              <table:table-cell office:value-type="float" office:value="59">
                <text:p>5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3.1">
                <text:p>33.1</text:p>
              </table:table-cell>
              <table:table-cell office:value-type="float" office:value="161.9">
                <text:p>161.9</text:p>
              </table:table-cell>
              <table:table-cell office:value-type="float" office:value="85.6">
                <text:p>85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">
                <text:p>30</text:p>
              </table:table-cell>
              <table:table-cell office:value-type="float" office:value="77.8">
                <text:p>77.8</text:p>
              </table:table-cell>
              <table:table-cell office:value-type="float" office:value="72.4">
                <text:p>72.4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1.1">
                <text:p>21.1</text:p>
              </table:table-cell>
              <table:table-cell office:value-type="float" office:value="58.2">
                <text:p>58.2</text:p>
              </table:table-cell>
              <table:table-cell office:value-type="float" office:value="82.9">
                <text:p>82.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8.9">
                <text:p>28.9</text:p>
              </table:table-cell>
              <table:table-cell office:value-type="float" office:value="107.7">
                <text:p>107.7</text:p>
              </table:table-cell>
              <table:table-cell office:value-type="float" office:value="74.6">
                <text:p>74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1.7">
                <text:p>41.7</text:p>
              </table:table-cell>
              <table:table-cell office:value-type="float" office:value="82">
                <text:p>82</text:p>
              </table:table-cell>
              <table:table-cell office:value-type="float" office:value="53.7">
                <text:p>53.7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8.9">
                <text:p>28.9</text:p>
              </table:table-cell>
              <table:table-cell office:value-type="float" office:value="119.1">
                <text:p>119.1</text:p>
              </table:table-cell>
              <table:table-cell office:value-type="float" office:value="71.5">
                <text:p>71.5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.9">
                <text:p>33.9</text:p>
              </table:table-cell>
              <table:table-cell office:value-type="float" office:value="139.9">
                <text:p>139.9</text:p>
              </table:table-cell>
              <table:table-cell office:value-type="float" office:value="65.7">
                <text:p>65.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5.5">
                <text:p>35.5</text:p>
              </table:table-cell>
              <table:table-cell office:value-type="float" office:value="170.8">
                <text:p>170.8</text:p>
              </table:table-cell>
              <table:table-cell office:value-type="float" office:value="63.5">
                <text:p>63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2.8">
                <text:p>52.8</text:p>
              </table:table-cell>
              <table:table-cell office:value-type="float" office:value="159.6">
                <text:p>159.6</text:p>
              </table:table-cell>
              <table:table-cell office:value-type="float" office:value="76.8">
                <text:p>76.8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61.7">
                <text:p>61.7</text:p>
              </table:table-cell>
              <table:table-cell office:value-type="float" office:value="182.7">
                <text:p>182.7</text:p>
              </table:table-cell>
              <table:table-cell office:value-type="float" office:value="70.2">
                <text:p>70.2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66.1">
                <text:p>66.1</text:p>
              </table:table-cell>
              <table:table-cell office:value-type="float" office:value="179.2">
                <text:p>179.2</text:p>
              </table:table-cell>
              <table:table-cell office:value-type="float" office:value="101">
                <text:p>101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5.6">
                <text:p>35.6</text:p>
              </table:table-cell>
              <table:table-cell office:value-type="float" office:value="156.9">
                <text:p>156.9</text:p>
              </table:table-cell>
              <table:table-cell office:value-type="float" office:value="82.2">
                <text:p>82.2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68.4">
                <text:p>168.4</text:p>
              </table:table-cell>
              <table:table-cell office:value-type="float" office:value="180.9">
                <text:p>180.9</text:p>
              </table:table-cell>
              <table:table-cell office:value-type="float" office:value="149.6">
                <text:p>149.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94.9">
                <text:p>194.9</text:p>
              </table:table-cell>
              <table:table-cell office:value-type="float" office:value="166.6">
                <text:p>166.6</text:p>
              </table:table-cell>
              <table:table-cell office:value-type="float" office:value="80.2">
                <text:p>80.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37.1">
                <text:p>137.1</text:p>
              </table:table-cell>
              <table:table-cell office:value-type="float" office:value="176">
                <text:p>176</text:p>
              </table:table-cell>
              <table:table-cell office:value-type="float" office:value="96.1">
                <text:p>96.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00.7">
                <text:p>100.7</text:p>
              </table:table-cell>
              <table:table-cell office:value-type="float" office:value="161.9">
                <text:p>161.9</text:p>
              </table:table-cell>
              <table:table-cell office:value-type="float" office:value="73.6">
                <text:p>73.6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0.1">
                <text:p>80.1</text:p>
              </table:table-cell>
              <table:table-cell office:value-type="float" office:value="181.6">
                <text:p>181.6</text:p>
              </table:table-cell>
              <table:table-cell office:value-type="float" office:value="76.3">
                <text:p>76.3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99.8">
                <text:p>99.8</text:p>
              </table:table-cell>
              <table:table-cell office:value-type="float" office:value="164.9">
                <text:p>164.9</text:p>
              </table:table-cell>
              <table:table-cell office:value-type="float" office:value="179.8">
                <text:p>179.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08.4">
                <text:p>108.4</text:p>
              </table:table-cell>
              <table:table-cell office:value-type="float" office:value="199.1">
                <text:p>199.1</text:p>
              </table:table-cell>
              <table:table-cell office:value-type="float" office:value="98.1">
                <text:p>98.1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45.8">
                <text:p>145.8</text:p>
              </table:table-cell>
              <table:table-cell office:value-type="float" office:value="181.1">
                <text:p>181.1</text:p>
              </table:table-cell>
              <table:table-cell office:value-type="float" office:value="102.3">
                <text:p>102.3</text:p>
              </table:table-cell>
              <table:table-cell office:value-type="float" office:value="135.1">
                <text:p>135.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17.9">
                <text:p>117.9</text:p>
              </table:table-cell>
              <table:table-cell office:value-type="float" office:value="177.5">
                <text:p>177.5</text:p>
              </table:table-cell>
              <table:table-cell office:value-type="float" office:value="90.6">
                <text:p>90.6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8.2">
                <text:p>108.2</text:p>
              </table:table-cell>
              <table:table-cell office:value-type="float" office:value="183.3">
                <text:p>183.3</text:p>
              </table:table-cell>
              <table:table-cell office:value-type="float" office:value="81.3">
                <text:p>81.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52.9">
                <text:p>152.9</text:p>
              </table:table-cell>
              <table:table-cell office:value-type="float" office:value="159.7">
                <text:p>159.7</text:p>
              </table:table-cell>
              <table:table-cell office:value-type="float" office:value="136.8">
                <text:p>136.8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54.8">
                <text:p>154.8</text:p>
              </table:table-cell>
              <table:table-cell office:value-type="float" office:value="190.2">
                <text:p>190.2</text:p>
              </table:table-cell>
              <table:table-cell office:value-type="float" office:value="179.7">
                <text:p>179.7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43.8">
                <text:p>143.8</text:p>
              </table:table-cell>
              <table:table-cell office:value-type="float" office:value="165.9">
                <text:p>165.9</text:p>
              </table:table-cell>
              <table:table-cell office:value-type="float" office:value="175">
                <text:p>175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73.9">
                <text:p>173.9</text:p>
              </table:table-cell>
              <table:table-cell office:value-type="float" office:value="199.5">
                <text:p>199.5</text:p>
              </table:table-cell>
              <table:table-cell office:value-type="float" office:value="185.7">
                <text:p>185.7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49.9">
                <text:p>149.9</text:p>
              </table:table-cell>
              <table:table-cell office:value-type="float" office:value="198.7">
                <text:p>198.7</text:p>
              </table:table-cell>
              <table:table-cell office:value-type="float" office:value="177.6">
                <text:p>177.6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83.8">
                <text:p>183.8</text:p>
              </table:table-cell>
              <table:table-cell office:value-type="float" office:value="192.5">
                <text:p>192.5</text:p>
              </table:table-cell>
              <table:table-cell office:value-type="float" office:value="157.6">
                <text:p>157.6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80.7">
                <text:p>180.7</text:p>
              </table:table-cell>
              <table:table-cell office:value-type="float" office:value="192.9">
                <text:p>192.9</text:p>
              </table:table-cell>
              <table:table-cell office:value-type="float" office:value="172.5">
                <text:p>172.5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91.8">
                <text:p>191.8</text:p>
              </table:table-cell>
              <table:table-cell office:value-type="float" office:value="188.2">
                <text:p>188.2</text:p>
              </table:table-cell>
              <table:table-cell office:value-type="float" office:value="195.3">
                <text:p>195.3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79.6">
                <text:p>179.6</text:p>
              </table:table-cell>
              <table:table-cell office:value-type="float" office:value="193.4">
                <text:p>193.4</text:p>
              </table:table-cell>
              <table:table-cell office:value-type="float" office:value="161.6">
                <text:p>161.6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1.5">
                <text:p>191.5</text:p>
              </table:table-cell>
              <table:table-cell office:value-type="float" office:value="194.4">
                <text:p>194.4</text:p>
              </table:table-cell>
              <table:table-cell office:value-type="float" office:value="190.7">
                <text:p>190.7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87.2">
                <text:p>187.2</text:p>
              </table:table-cell>
              <table:table-cell office:value-type="float" office:value="188.4">
                <text:p>188.4</text:p>
              </table:table-cell>
              <table:table-cell office:value-type="float" office:value="186.1">
                <text:p>186.1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79.8">
                <text:p>179.8</text:p>
              </table:table-cell>
              <table:table-cell office:value-type="float" office:value="200">
                <text:p>200</text:p>
              </table:table-cell>
              <table:table-cell office:value-type="float" office:value="184.9">
                <text:p>184.9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87.1">
                <text:p>187.1</text:p>
              </table:table-cell>
              <table:table-cell office:value-type="float" office:value="188.2">
                <text:p>188.2</text:p>
              </table:table-cell>
              <table:table-cell office:value-type="float" office:value="169.4">
                <text:p>169.4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78.6">
                <text:p>178.6</text:p>
              </table:table-cell>
              <table:table-cell office:value-type="float" office:value="191.8">
                <text:p>191.8</text:p>
              </table:table-cell>
              <table:table-cell office:value-type="float" office:value="160.8">
                <text:p>160.8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7.5">
                <text:p>197.5</text:p>
              </table:table-cell>
              <table:table-cell office:value-type="float" office:value="191.7">
                <text:p>191.7</text:p>
              </table:table-cell>
              <table:table-cell office:value-type="float" office:value="191.2">
                <text:p>191.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47.9">
                <text:p>147.9</text:p>
              </table:table-cell>
              <table:table-cell office:value-type="float" office:value="200">
                <text:p>200</text:p>
              </table:table-cell>
              <table:table-cell office:value-type="float" office:value="194.2">
                <text:p>194.2</text:p>
              </table:table-cell>
              <table:table-cell office:value-type="float" office:value="185.1">
                <text:p>185.1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92.8">
                <text:p>192.8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90.5">
                <text:p>190.5</text:p>
              </table:table-cell>
              <table:table-cell office:value-type="float" office:value="198.7">
                <text:p>198.7</text:p>
              </table:table-cell>
              <table:table-cell office:value-type="float" office:value="177.7">
                <text:p>177.7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95.2">
                <text:p>195.2</text:p>
              </table:table-cell>
              <table:table-cell office:value-type="float" office:value="197.5">
                <text:p>197.5</text:p>
              </table:table-cell>
              <table:table-cell office:value-type="float" office:value="187.6">
                <text:p>187.6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99.9">
                <text:p>199.9</text:p>
              </table:table-cell>
              <table:table-cell office:value-type="float" office:value="195.9">
                <text:p>195.9</text:p>
              </table:table-cell>
              <table:table-cell office:value-type="float" office:value="192.1">
                <text:p>192.1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98.6">
                <text:p>198.6</text:p>
              </table:table-cell>
              <table:table-cell office:value-type="float" office:value="198.7">
                <text:p>198.7</text:p>
              </table:table-cell>
              <table:table-cell office:value-type="float" office:value="194.9">
                <text:p>194.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97.5">
                <text:p>197.5</text:p>
              </table:table-cell>
              <table:table-cell office:value-type="float" office:value="197.3">
                <text:p>197.3</text:p>
              </table:table-cell>
              <table:table-cell office:value-type="float" office:value="197.6">
                <text:p>197.6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98.1">
                <text:p>198.1</text:p>
              </table:table-cell>
              <table:table-cell office:value-type="float" office:value="194.8">
                <text:p>194.8</text:p>
              </table:table-cell>
              <table:table-cell office:value-type="float" office:value="200">
                <text:p>2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200">
                <text:p>200</text:p>
              </table:table-cell>
              <table:table-cell office:value-type="float" office:value="194.3">
                <text:p>194.3</text:p>
              </table:table-cell>
              <table:table-cell office:value-type="float" office:value="200">
                <text:p>200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93.7">
                <text:p>193.7</text:p>
              </table:table-cell>
              <table:table-cell office:value-type="float" office:value="199.7">
                <text:p>199.7</text:p>
              </table:table-cell>
              <table:table-cell office:value-type="float" office:value="200">
                <text:p>200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98">
                <text:p>198</text:p>
              </table:table-cell>
              <table:table-cell office:value-type="float" office:value="184.1">
                <text:p>184.1</text:p>
              </table:table-cell>
              <table:table-cell office:value-type="float" office:value="196.8">
                <text:p>196.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97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200">
                <text:p>200</text:p>
              </table:table-cell>
              <table:table-cell office:value-type="float" office:value="193.1">
                <text:p>193.1</text:p>
              </table:table-cell>
              <table:table-cell office:value-type="float" office:value="199.2">
                <text:p>199.2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200">
                <text:p>200</text:p>
              </table:table-cell>
              <table:table-cell office:value-type="float" office:value="198.9">
                <text:p>198.9</text:p>
              </table:table-cell>
              <table:table-cell office:value-type="float" office:value="200">
                <text:p>200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8.4">
                <text:p>198.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97.7">
                <text:p>197.7</text:p>
              </table:table-cell>
              <table:table-cell office:value-type="float" office:value="196.3">
                <text:p>196.3</text:p>
              </table:table-cell>
              <table:table-cell office:value-type="float" office:value="199.5">
                <text:p>199.5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99.3">
                <text:p>199.3</text:p>
              </table:table-cell>
              <table:table-cell office:value-type="float" office:value="197.6">
                <text:p>197.6</text:p>
              </table:table-cell>
              <table:table-cell office:value-type="float" office:value="197.7">
                <text:p>197.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200">
                <text:p>200</text:p>
              </table:table-cell>
              <table:table-cell office:value-type="float" office:value="194.8">
                <text:p>194.8</text:p>
              </table:table-cell>
              <table:table-cell office:value-type="float" office:value="197.8">
                <text:p>197.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00">
                <text:p>200</text:p>
              </table:table-cell>
              <table:table-cell office:value-type="float" office:value="197.7">
                <text:p>197.7</text:p>
              </table:table-cell>
              <table:table-cell office:value-type="float" office:value="199.8">
                <text:p>199.8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200">
                <text:p>200</text:p>
              </table:table-cell>
              <table:table-cell office:value-type="float" office:value="199.1">
                <text:p>199.1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200">
                <text:p>200</text:p>
              </table:table-cell>
              <table:table-cell office:value-type="float" office:value="194.3">
                <text:p>194.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200">
                <text:p>200</text:p>
              </table:table-cell>
              <table:table-cell office:value-type="float" office:value="196.4">
                <text:p>196.4</text:p>
              </table:table-cell>
              <table:table-cell office:value-type="float" office:value="200">
                <text:p>200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200">
                <text:p>200</text:p>
              </table:table-cell>
              <table:table-cell office:value-type="float" office:value="199.5">
                <text:p>199.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99.7">
                <text:p>199.7</text:p>
              </table:table-cell>
              <table:table-cell office:value-type="float" office:value="200">
                <text:p>200</text:p>
              </table:table-cell>
              <table:table-cell office:value-type="float" office:value="197.2">
                <text:p>197.2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200">
                <text:p>200</text:p>
              </table:table-cell>
              <table:table-cell office:value-type="float" office:value="196.8">
                <text:p>196.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200">
                <text:p>200</text:p>
              </table:table-cell>
              <table:table-cell office:value-type="float" office:value="198.7">
                <text:p>198.7</text:p>
              </table:table-cell>
              <table:table-cell office:value-type="float" office:value="200">
                <text:p>200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99.8">
                <text:p>199.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200">
                <text:p>200</text:p>
              </table:table-cell>
              <table:table-cell office:value-type="float" office:value="199.4">
                <text:p>199.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99.9">
                <text:p>199.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